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9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1.009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1.07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end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d428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d428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fd428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d42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21">
      <style:table-cell-properties fo:background-color="#ffdbb6" style:text-align-source="fix" style:repeat-content="false" fo:border="0.06pt solid #000000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ffd428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ffd428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ormance Comparison - Sequential and Parallel with Outer Loops" table:style-name="ta1">
        <table:shapes>
          <draw:frame draw:z-index="0" draw:style-name="gr1" draw:text-style-name="P1" svg:width="14.785in" svg:height="8.3161in" svg:x="0in" svg:y="13.9823in">
            <draw:object draw:notify-on-update-of-ranges="'Performance Comparison - Sequential and Parallel with Outer Loops'.B45:'Performance Comparison - Sequential and Parallel with Outer Loops'.S46 'Performance Comparison - Sequential and Parallel with Outer Loops'.A47:'Performance Comparison - Sequential and Parallel with Outer Loops'.A47 'Performance Comparison - Sequential and Parallel with Outer Loops'.B47:'Performance Comparison - Sequential and Parallel with Outer Loops'.S47 'Performance Comparison - Sequential and Parallel with Outer Loops'.A48:'Performance Comparison - Sequential and Parallel with Outer Loops'.A48 'Performance Comparison - Sequential and Parallel with Outer Loops'.B48:'Performance Comparison - Sequential and Parallel with Outer Loops'.S48 'Performance Comparison - Sequential and Parallel with Outer Loops'.A49:'Performance Comparison - Sequential and Parallel with Outer Loops'.A49 'Performance Comparison - Sequential and Parallel with Outer Loops'.B49:'Performance Comparison - Sequential and Parallel with Outer Loops'.S49 'Performance Comparison - Sequential and Parallel with Outer Loops'.A50:'Performance Comparison - Sequential and Parallel with Outer Loops'.A50 'Performance Comparison - Sequential and Parallel with Outer Loops'.B50:'Performance Comparison - Sequential and Parallel with Outer Loops'.S50 'Performance Comparison - Sequential and Parallel with Outer Loops'.A51:'Performance Comparison - Sequential and Parallel with Outer Loops'.A51 'Performance Comparison - Sequential and Parallel with Outer Loops'.B51:'Performance Comparison - Sequential and Parallel with Outer Loops'.S51 'Performance Comparison - Sequential and Parallel with Outer Loops'.A52:'Performance Comparison - Sequential and Parallel with Outer Loops'.A52 'Performance Comparison - Sequential and Parallel with Outer Loops'.B52:'Performance Comparison - Sequential and Parallel with Outer Loops'.S52 'Performance Comparison - Sequential and Parallel with Outer Loops'.A53:'Performance Comparison - Sequential and Parallel with Outer Loops'.A53 'Performance Comparison - Sequential and Parallel with Outer Loops'.B53:'Performance Comparison - Sequential and Parallel with Outer Loops'.S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7984in" svg:height="8.3236in" svg:x="0in" svg:y="22.8685in">
            <draw:object draw:notify-on-update-of-ranges="'Performance Comparison - Sequential and Parallel with Outer Loops'.A61:'Performance Comparison - Sequential and Parallel with Outer Loops'.A67 'Performance Comparison - Sequential and Parallel with Outer Loops'.B59:'Performance Comparison - Sequential and Parallel with Outer Loops'.B60 'Performance Comparison - Sequential and Parallel with Outer Loops'.B61:'Performance Comparison - Sequential and Parallel with Outer Loops'.B67 'Performance Comparison - Sequential and Parallel with Outer Loops'.C59:'Performance Comparison - Sequential and Parallel with Outer Loops'.C60 'Performance Comparison - Sequential and Parallel with Outer Loops'.C61:'Performance Comparison - Sequential and Parallel with Outer Loops'.C67 'Performance Comparison - Sequential and Parallel with Outer Loops'.D59:'Performance Comparison - Sequential and Parallel with Outer Loops'.D60 'Performance Comparison - Sequential and Parallel with Outer Loops'.D61:'Performance Comparison - Sequential and Parallel with Outer Loops'.D67 'Performance Comparison - Sequential and Parallel with Outer Loops'.E59:'Performance Comparison - Sequential and Parallel with Outer Loops'.E60 'Performance Comparison - Sequential and Parallel with Outer Loops'.E61:'Performance Comparison - Sequential and Parallel with Outer Loops'.E67 'Performance Comparison - Sequential and Parallel with Outer Loops'.F59:'Performance Comparison - Sequential and Parallel with Outer Loops'.F60 'Performance Comparison - Sequential and Parallel with Outer Loops'.F61:'Performance Comparison - Sequential and Parallel with Outer Loops'.F67 'Performance Comparison - Sequential and Parallel with Outer Loops'.G59:'Performance Comparison - Sequential and Parallel with Outer Loops'.G60 'Performance Comparison - Sequential and Parallel with Outer Loops'.G61:'Performance Comparison - Sequential and Parallel with Outer Loops'.G67 'Performance Comparison - Sequential and Parallel with Outer Loops'.H59:'Performance Comparison - Sequential and Parallel with Outer Loops'.H60 'Performance Comparison - Sequential and Parallel with Outer Loops'.H61:'Performance Comparison - Sequential and Parallel with Outer Loops'.H67 'Performance Comparison - Sequential and Parallel with Outer Loops'.I59:'Performance Comparison - Sequential and Parallel with Outer Loops'.I60 'Performance Comparison - Sequential and Parallel with Outer Loops'.I61:'Performance Comparison - Sequential and Parallel with Outer Loops'.I67 'Performance Comparison - Sequential and Parallel with Outer Loops'.J59:'Performance Comparison - Sequential and Parallel with Outer Loops'.J60 'Performance Comparison - Sequential and Parallel with Outer Loops'.J61:'Performance Comparison - Sequential and Parallel with Outer Loops'.J67 'Performance Comparison - Sequential and Parallel with Outer Loops'.K59:'Performance Comparison - Sequential and Parallel with Outer Loops'.K60 'Performance Comparison - Sequential and Parallel with Outer Loops'.K61:'Performance Comparison - Sequential and Parallel with Outer Loops'.K67 'Performance Comparison - Sequential and Parallel with Outer Loops'.L59:'Performance Comparison - Sequential and Parallel with Outer Loops'.L60 'Performance Comparison - Sequential and Parallel with Outer Loops'.L61:'Performance Comparison - Sequential and Parallel with Outer Loops'.L67 'Performance Comparison - Sequential and Parallel with Outer Loops'.M59:'Performance Comparison - Sequential and Parallel with Outer Loops'.M60 'Performance Comparison - Sequential and Parallel with Outer Loops'.M61:'Performance Comparison - Sequential and Parallel with Outer Loops'.M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1693in" svg:height="5.7197in" svg:x="19.6299in" svg:y="2.6146in">
            <draw:object draw:notify-on-update-of-ranges="'Performance Comparison - Sequential and Parallel with Outer Loops'.W3:'Performance Comparison - Sequential and Parallel with Outer Loops'.AN4 'Performance Comparison - Sequential and Parallel with Outer Loops'.V5:'Performance Comparison - Sequential and Parallel with Outer Loops'.V5 'Performance Comparison - Sequential and Parallel with Outer Loops'.W5:'Performance Comparison - Sequential and Parallel with Outer Loops'.AN5 'Performance Comparison - Sequential and Parallel with Outer Loops'.V6:'Performance Comparison - Sequential and Parallel with Outer Loops'.V6 'Performance Comparison - Sequential and Parallel with Outer Loops'.W6:'Performance Comparison - Sequential and Parallel with Outer Loops'.AN6 'Performance Comparison - Sequential and Parallel with Outer Loops'.V7:'Performance Comparison - Sequential and Parallel with Outer Loops'.V7 'Performance Comparison - Sequential and Parallel with Outer Loops'.W7:'Performance Comparison - Sequential and Parallel with Outer Loops'.AN7 'Performance Comparison - Sequential and Parallel with Outer Loops'.V8:'Performance Comparison - Sequential and Parallel with Outer Loops'.V8 'Performance Comparison - Sequential and Parallel with Outer Loops'.W8:'Performance Comparison - Sequential and Parallel with Outer Loops'.AN8 'Performance Comparison - Sequential and Parallel with Outer Loops'.V9:'Performance Comparison - Sequential and Parallel with Outer Loops'.V9 'Performance Comparison - Sequential and Parallel with Outer Loops'.W9:'Performance Comparison - Sequential and Parallel with Outer Loops'.AN9 'Performance Comparison - Sequential and Parallel with Outer Loops'.V10:'Performance Comparison - Sequential and Parallel with Outer Loops'.V10 'Performance Comparison - Sequential and Parallel with Outer Loops'.W10:'Performance Comparison - Sequential and Parallel with Outer Loops'.AN10 'Performance Comparison - Sequential and Parallel with Outer Loops'.V11:'Performance Comparison - Sequential and Parallel with Outer Loops'.V11 'Performance Comparison - Sequential and Parallel with Outer Loops'.W11:'Performance Comparison - Sequential and Parallel with Outer Loops'.AN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3406in" svg:height="8.5091in" svg:x="15.1421in" svg:y="22.7059in">
            <draw:object draw:notify-on-update-of-ranges="'Performance Comparison - Sequential and Parallel with Outer Loops'.V60:'Performance Comparison - Sequential and Parallel with Outer Loops'.V66 'Performance Comparison - Sequential and Parallel with Outer Loops'.W59:'Performance Comparison - Sequential and Parallel with Outer Loops'.W59 'Performance Comparison - Sequential and Parallel with Outer Loops'.W60:'Performance Comparison - Sequential and Parallel with Outer Loops'.W66 'Performance Comparison - Sequential and Parallel with Outer Loops'.X59:'Performance Comparison - Sequential and Parallel with Outer Loops'.X59 'Performance Comparison - Sequential and Parallel with Outer Loops'.X60:'Performance Comparison - Sequential and Parallel with Outer Loops'.X66 'Performance Comparison - Sequential and Parallel with Outer Loops'.Y59:'Performance Comparison - Sequential and Parallel with Outer Loops'.Y59 'Performance Comparison - Sequential and Parallel with Outer Loops'.Y60:'Performance Comparison - Sequential and Parallel with Outer Loops'.Y66 'Performance Comparison - Sequential and Parallel with Outer Loops'.Z59:'Performance Comparison - Sequential and Parallel with Outer Loops'.Z59 'Performance Comparison - Sequential and Parallel with Outer Loops'.Z60:'Performance Comparison - Sequential and Parallel with Outer Loops'.Z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6827in" svg:height="8.3067in" svg:x="15.1894in" svg:y="13.9673in">
            <draw:object draw:notify-on-update-of-ranges="'Performance Comparison - Sequential and Parallel with Outer Loops'.W46:'Performance Comparison - Sequential and Parallel with Outer Loops'.AB46 'Performance Comparison - Sequential and Parallel with Outer Loops'.V47:'Performance Comparison - Sequential and Parallel with Outer Loops'.V47 'Performance Comparison - Sequential and Parallel with Outer Loops'.W47:'Performance Comparison - Sequential and Parallel with Outer Loops'.AB47 'Performance Comparison - Sequential and Parallel with Outer Loops'.V48:'Performance Comparison - Sequential and Parallel with Outer Loops'.V48 'Performance Comparison - Sequential and Parallel with Outer Loops'.W48:'Performance Comparison - Sequential and Parallel with Outer Loops'.AB48 'Performance Comparison - Sequential and Parallel with Outer Loops'.V49:'Performance Comparison - Sequential and Parallel with Outer Loops'.V49 'Performance Comparison - Sequential and Parallel with Outer Loops'.W49:'Performance Comparison - Sequential and Parallel with Outer Loops'.AB49 'Performance Comparison - Sequential and Parallel with Outer Loops'.V50:'Performance Comparison - Sequential and Parallel with Outer Loops'.V50 'Performance Comparison - Sequential and Parallel with Outer Loops'.W50:'Performance Comparison - Sequential and Parallel with Outer Loops'.AB50 'Performance Comparison - Sequential and Parallel with Outer Loops'.V51:'Performance Comparison - Sequential and Parallel with Outer Loops'.V51 'Performance Comparison - Sequential and Parallel with Outer Loops'.W51:'Performance Comparison - Sequential and Parallel with Outer Loops'.AB51 'Performance Comparison - Sequential and Parallel with Outer Loops'.V52:'Performance Comparison - Sequential and Parallel with Outer Loops'.V52 'Performance Comparison - Sequential and Parallel with Outer Loops'.W52:'Performance Comparison - Sequential and Parallel with Outer Loops'.AB52 'Performance Comparison - Sequential and Parallel with Outer Loops'.V53:'Performance Comparison - Sequential and Parallel with Outer Loops'.V53 'Performance Comparison - Sequential and Parallel with Outer Loops'.W53:'Performance Comparison - Sequential and Parallel with Outer Loops'.AB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number-columns-repeated="19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3" table:default-cell-style-name="ce9"/>
        <table:table-column table:style-name="co8" table:default-cell-style-name="ce9"/>
        <table:table-column table:style-name="co6" table:default-cell-style-name="ce9"/>
        <table:table-column table:style-name="co3" table:number-columns-repeated="35" table:default-cell-style-name="ce9"/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9" table:number-rows-spanned="1">
            <text:p>Execution Times in Seconds (5 Runs/Executions)</text:p>
          </table:table-cell>
          <table:covered-table-cell table:number-columns-repeated="14" table:style-name="ce28"/>
          <table:covered-table-cell table:number-columns-repeated="4"/>
          <table:table-cell/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8" table:number-rows-spanned="1">
            <text:p>Execution Times in Seconds (Standard Deviation)</text:p>
          </table:table-cell>
          <table:covered-table-cell table:number-columns-repeated="14" table:style-name="ce28"/>
          <table:covered-table-cell table:number-columns-repeated="3"/>
          <table:table-cell table:number-columns-repeated="24"/>
        </table:table-row>
        <table:table-row table:style-name="ro1">
          <table:covered-table-cell table:style-name="ce2"/>
          <table:table-cell table:style-name="ce18" office:value-type="string" calcext:value-type="string" table:number-columns-spanned="1" table:number-rows-spanned="3">
            <text:p>No. Exec.</text:p>
          </table:table-cell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/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 table:number-columns-repeated="24"/>
        </table:table-row>
        <table:table-row table:style-name="ro1">
          <table:covered-table-cell table:style-name="ce3"/>
          <table:covered-table-cell table:style-name="Default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/>
          <table:covered-table-cell table:style-name="ce3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number-columns-repeated="24"/>
        </table:table-row>
        <table:table-row table:style-name="ro1">
          <table:covered-table-cell table:style-name="ce3"/>
          <table:covered-table-cell table:style-name="Default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/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number-columns-repeated="24"/>
        </table:table-row>
        <table:table-row table:style-name="ro1">
          <table:table-cell table:style-name="ce6" office:value-type="float" office:value="1000" calcext:value-type="float" table:number-columns-spanned="1" table:number-rows-spanned="5">
            <text:p>1000</text:p>
          </table:table-cell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/>
          <table:table-cell table:style-name="ce6" office:value-type="float" office:value="1000" calcext:value-type="float">
            <text:p>1000</text:p>
          </table:table-cell>
          <table:table-cell table:style-name="ce30" table:formula="of:=STDEV([.C5:.C9])" office:value-type="string" office:string-value="" calcext:value-type="error">
            <text:p>#DIV/0!</text:p>
          </table:table-cell>
          <table:table-cell table:style-name="ce30" table:formula="of:=STDEV([.D5:.D9])" office:value-type="string" office:string-value="" calcext:value-type="error">
            <text:p>#DIV/0!</text:p>
          </table:table-cell>
          <table:table-cell table:style-name="ce30" table:formula="of:=STDEV([.E5:.E9])" office:value-type="string" office:string-value="" calcext:value-type="error">
            <text:p>#DIV/0!</text:p>
          </table:table-cell>
          <table:table-cell table:style-name="ce30" table:formula="of:=STDEV([.F5:.F9])" office:value-type="string" office:string-value="" calcext:value-type="error">
            <text:p>#DIV/0!</text:p>
          </table:table-cell>
          <table:table-cell table:style-name="ce30" table:formula="of:=STDEV([.G5:.G9])" office:value-type="string" office:string-value="" calcext:value-type="error">
            <text:p>#DIV/0!</text:p>
          </table:table-cell>
          <table:table-cell table:style-name="ce30" table:formula="of:=STDEV([.H5:.H9])" office:value-type="string" office:string-value="" calcext:value-type="error">
            <text:p>#DIV/0!</text:p>
          </table:table-cell>
          <table:table-cell table:style-name="ce30" table:formula="of:=STDEV([.I5:.I9])" office:value-type="string" office:string-value="" calcext:value-type="error">
            <text:p>#DIV/0!</text:p>
          </table:table-cell>
          <table:table-cell table:style-name="ce30" table:formula="of:=STDEV([.J5:.J9])" office:value-type="string" office:string-value="" calcext:value-type="error">
            <text:p>#DIV/0!</text:p>
          </table:table-cell>
          <table:table-cell table:style-name="ce30" table:formula="of:=STDEV([.K5:.K9])" office:value-type="string" office:string-value="" calcext:value-type="error">
            <text:p>#DIV/0!</text:p>
          </table:table-cell>
          <table:table-cell table:style-name="ce30" table:formula="of:=STDEV([.L5:.L9])" office:value-type="string" office:string-value="" calcext:value-type="error">
            <text:p>#DIV/0!</text:p>
          </table:table-cell>
          <table:table-cell table:style-name="ce30" table:formula="of:=STDEV([.M5:.M9])" office:value-type="string" office:string-value="" calcext:value-type="error">
            <text:p>#DIV/0!</text:p>
          </table:table-cell>
          <table:table-cell table:style-name="ce30" table:formula="of:=STDEV([.N5:.N9])" office:value-type="string" office:string-value="" calcext:value-type="error">
            <text:p>#DIV/0!</text:p>
          </table:table-cell>
          <table:table-cell table:style-name="ce30" table:formula="of:=STDEV([.O5:.O9])" office:value-type="string" office:string-value="" calcext:value-type="error">
            <text:p>#DIV/0!</text:p>
          </table:table-cell>
          <table:table-cell table:style-name="ce30" table:formula="of:=STDEV([.P5:.P9])" office:value-type="string" office:string-value="" calcext:value-type="error">
            <text:p>#DIV/0!</text:p>
          </table:table-cell>
          <table:table-cell table:style-name="ce30" table:formula="of:=STDEV([.Q5:.Q9])" office:value-type="string" office:string-value="" calcext:value-type="error">
            <text:p>#DIV/0!</text:p>
          </table:table-cell>
          <table:table-cell table:style-name="ce30" table:formula="of:=STDEV([.R5:.R9])" office:value-type="string" office:string-value="" calcext:value-type="error">
            <text:p>#DIV/0!</text:p>
          </table:table-cell>
          <table:table-cell table:style-name="ce30" table:formula="of:=STDEV([.S5:.S9])" office:value-type="string" office:string-value="" calcext:value-type="error">
            <text:p>#DIV/0!</text:p>
          </table:table-cell>
          <table:table-cell table:style-name="ce30" table:formula="of:=STDEV([.T5:.T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/>
          <table:table-cell table:style-name="ce6" office:value-type="float" office:value="10000" calcext:value-type="float">
            <text:p>10000</text:p>
          </table:table-cell>
          <table:table-cell table:style-name="ce30" table:formula="of:=STDEV([.C10:.C14])" office:value-type="string" office:string-value="" calcext:value-type="error">
            <text:p>#DIV/0!</text:p>
          </table:table-cell>
          <table:table-cell table:style-name="ce30" table:formula="of:=STDEV([.D10:.D14])" office:value-type="string" office:string-value="" calcext:value-type="error">
            <text:p>#DIV/0!</text:p>
          </table:table-cell>
          <table:table-cell table:style-name="ce30" table:formula="of:=STDEV([.E10:.E14])" office:value-type="string" office:string-value="" calcext:value-type="error">
            <text:p>#DIV/0!</text:p>
          </table:table-cell>
          <table:table-cell table:style-name="ce30" table:formula="of:=STDEV([.F10:.F14])" office:value-type="string" office:string-value="" calcext:value-type="error">
            <text:p>#DIV/0!</text:p>
          </table:table-cell>
          <table:table-cell table:style-name="ce30" table:formula="of:=STDEV([.G10:.G14])" office:value-type="string" office:string-value="" calcext:value-type="error">
            <text:p>#DIV/0!</text:p>
          </table:table-cell>
          <table:table-cell table:style-name="ce30" table:formula="of:=STDEV([.H10:.H14])" office:value-type="string" office:string-value="" calcext:value-type="error">
            <text:p>#DIV/0!</text:p>
          </table:table-cell>
          <table:table-cell table:style-name="ce30" table:formula="of:=STDEV([.I10:.I14])" office:value-type="string" office:string-value="" calcext:value-type="error">
            <text:p>#DIV/0!</text:p>
          </table:table-cell>
          <table:table-cell table:style-name="ce30" table:formula="of:=STDEV([.J10:.J14])" office:value-type="string" office:string-value="" calcext:value-type="error">
            <text:p>#DIV/0!</text:p>
          </table:table-cell>
          <table:table-cell table:style-name="ce30" table:formula="of:=STDEV([.K10:.K14])" office:value-type="string" office:string-value="" calcext:value-type="error">
            <text:p>#DIV/0!</text:p>
          </table:table-cell>
          <table:table-cell table:style-name="ce30" table:formula="of:=STDEV([.L10:.L14])" office:value-type="string" office:string-value="" calcext:value-type="error">
            <text:p>#DIV/0!</text:p>
          </table:table-cell>
          <table:table-cell table:style-name="ce30" table:formula="of:=STDEV([.M10:.M14])" office:value-type="string" office:string-value="" calcext:value-type="error">
            <text:p>#DIV/0!</text:p>
          </table:table-cell>
          <table:table-cell table:style-name="ce30" table:formula="of:=STDEV([.N10:.N14])" office:value-type="string" office:string-value="" calcext:value-type="error">
            <text:p>#DIV/0!</text:p>
          </table:table-cell>
          <table:table-cell table:style-name="ce30" table:formula="of:=STDEV([.O10:.O14])" office:value-type="string" office:string-value="" calcext:value-type="error">
            <text:p>#DIV/0!</text:p>
          </table:table-cell>
          <table:table-cell table:style-name="ce30" table:formula="of:=STDEV([.P10:.P14])" office:value-type="string" office:string-value="" calcext:value-type="error">
            <text:p>#DIV/0!</text:p>
          </table:table-cell>
          <table:table-cell table:style-name="ce30" table:formula="of:=STDEV([.Q10:.Q14])" office:value-type="string" office:string-value="" calcext:value-type="error">
            <text:p>#DIV/0!</text:p>
          </table:table-cell>
          <table:table-cell table:style-name="ce30" table:formula="of:=STDEV([.R10:.R14])" office:value-type="string" office:string-value="" calcext:value-type="error">
            <text:p>#DIV/0!</text:p>
          </table:table-cell>
          <table:table-cell table:style-name="ce30" table:formula="of:=STDEV([.S10:.S14])" office:value-type="string" office:string-value="" calcext:value-type="error">
            <text:p>#DIV/0!</text:p>
          </table:table-cell>
          <table:table-cell table:style-name="ce30" table:formula="of:=STDEV([.T10:.T1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/>
          <table:table-cell table:style-name="ce6" office:value-type="float" office:value="100000" calcext:value-type="float">
            <text:p>100000</text:p>
          </table:table-cell>
          <table:table-cell table:style-name="ce30" table:formula="of:=STDEV([.C15:.C19])" office:value-type="string" office:string-value="" calcext:value-type="error">
            <text:p>#DIV/0!</text:p>
          </table:table-cell>
          <table:table-cell table:style-name="ce30" table:formula="of:=STDEV([.D15:.D19])" office:value-type="string" office:string-value="" calcext:value-type="error">
            <text:p>#DIV/0!</text:p>
          </table:table-cell>
          <table:table-cell table:style-name="ce30" table:formula="of:=STDEV([.E15:.E19])" office:value-type="string" office:string-value="" calcext:value-type="error">
            <text:p>#DIV/0!</text:p>
          </table:table-cell>
          <table:table-cell table:style-name="ce30" table:formula="of:=STDEV([.F15:.F19])" office:value-type="string" office:string-value="" calcext:value-type="error">
            <text:p>#DIV/0!</text:p>
          </table:table-cell>
          <table:table-cell table:style-name="ce30" table:formula="of:=STDEV([.G15:.G19])" office:value-type="string" office:string-value="" calcext:value-type="error">
            <text:p>#DIV/0!</text:p>
          </table:table-cell>
          <table:table-cell table:style-name="ce30" table:formula="of:=STDEV([.H15:.H19])" office:value-type="string" office:string-value="" calcext:value-type="error">
            <text:p>#DIV/0!</text:p>
          </table:table-cell>
          <table:table-cell table:style-name="ce30" table:formula="of:=STDEV([.I15:.I19])" office:value-type="string" office:string-value="" calcext:value-type="error">
            <text:p>#DIV/0!</text:p>
          </table:table-cell>
          <table:table-cell table:style-name="ce30" table:formula="of:=STDEV([.J15:.J19])" office:value-type="string" office:string-value="" calcext:value-type="error">
            <text:p>#DIV/0!</text:p>
          </table:table-cell>
          <table:table-cell table:style-name="ce30" table:formula="of:=STDEV([.K15:.K19])" office:value-type="string" office:string-value="" calcext:value-type="error">
            <text:p>#DIV/0!</text:p>
          </table:table-cell>
          <table:table-cell table:style-name="ce30" table:formula="of:=STDEV([.L15:.L19])" office:value-type="string" office:string-value="" calcext:value-type="error">
            <text:p>#DIV/0!</text:p>
          </table:table-cell>
          <table:table-cell table:style-name="ce30" table:formula="of:=STDEV([.M15:.M19])" office:value-type="string" office:string-value="" calcext:value-type="error">
            <text:p>#DIV/0!</text:p>
          </table:table-cell>
          <table:table-cell table:style-name="ce30" table:formula="of:=STDEV([.N15:.N19])" office:value-type="string" office:string-value="" calcext:value-type="error">
            <text:p>#DIV/0!</text:p>
          </table:table-cell>
          <table:table-cell table:style-name="ce30" table:formula="of:=STDEV([.O15:.O19])" office:value-type="string" office:string-value="" calcext:value-type="error">
            <text:p>#DIV/0!</text:p>
          </table:table-cell>
          <table:table-cell table:style-name="ce30" table:formula="of:=STDEV([.P15:.P19])" office:value-type="string" office:string-value="" calcext:value-type="error">
            <text:p>#DIV/0!</text:p>
          </table:table-cell>
          <table:table-cell table:style-name="ce30" table:formula="of:=STDEV([.Q15:.Q19])" office:value-type="string" office:string-value="" calcext:value-type="error">
            <text:p>#DIV/0!</text:p>
          </table:table-cell>
          <table:table-cell table:style-name="ce30" table:formula="of:=STDEV([.R15:.R19])" office:value-type="string" office:string-value="" calcext:value-type="error">
            <text:p>#DIV/0!</text:p>
          </table:table-cell>
          <table:table-cell table:style-name="ce30" table:formula="of:=STDEV([.S15:.S19])" office:value-type="string" office:string-value="" calcext:value-type="error">
            <text:p>#DIV/0!</text:p>
          </table:table-cell>
          <table:table-cell table:style-name="ce30" table:formula="of:=STDEV([.T15:.T1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/>
          <table:table-cell table:style-name="ce6" office:value-type="float" office:value="1000000" calcext:value-type="float">
            <text:p>1000000</text:p>
          </table:table-cell>
          <table:table-cell table:style-name="ce30" table:formula="of:=STDEV([.C20:.C24])" office:value-type="string" office:string-value="" calcext:value-type="error">
            <text:p>#DIV/0!</text:p>
          </table:table-cell>
          <table:table-cell table:style-name="ce30" table:formula="of:=STDEV([.D20:.D24])" office:value-type="string" office:string-value="" calcext:value-type="error">
            <text:p>#DIV/0!</text:p>
          </table:table-cell>
          <table:table-cell table:style-name="ce30" table:formula="of:=STDEV([.E20:.E24])" office:value-type="string" office:string-value="" calcext:value-type="error">
            <text:p>#DIV/0!</text:p>
          </table:table-cell>
          <table:table-cell table:style-name="ce30" table:formula="of:=STDEV([.F20:.F24])" office:value-type="string" office:string-value="" calcext:value-type="error">
            <text:p>#DIV/0!</text:p>
          </table:table-cell>
          <table:table-cell table:style-name="ce30" table:formula="of:=STDEV([.G20:.G24])" office:value-type="string" office:string-value="" calcext:value-type="error">
            <text:p>#DIV/0!</text:p>
          </table:table-cell>
          <table:table-cell table:style-name="ce30" table:formula="of:=STDEV([.H20:.H24])" office:value-type="string" office:string-value="" calcext:value-type="error">
            <text:p>#DIV/0!</text:p>
          </table:table-cell>
          <table:table-cell table:style-name="ce30" table:formula="of:=STDEV([.I20:.I24])" office:value-type="string" office:string-value="" calcext:value-type="error">
            <text:p>#DIV/0!</text:p>
          </table:table-cell>
          <table:table-cell table:style-name="ce30" table:formula="of:=STDEV([.J20:.J24])" office:value-type="string" office:string-value="" calcext:value-type="error">
            <text:p>#DIV/0!</text:p>
          </table:table-cell>
          <table:table-cell table:style-name="ce30" table:formula="of:=STDEV([.K20:.K24])" office:value-type="string" office:string-value="" calcext:value-type="error">
            <text:p>#DIV/0!</text:p>
          </table:table-cell>
          <table:table-cell table:style-name="ce30" table:formula="of:=STDEV([.L20:.L24])" office:value-type="string" office:string-value="" calcext:value-type="error">
            <text:p>#DIV/0!</text:p>
          </table:table-cell>
          <table:table-cell table:style-name="ce30" table:formula="of:=STDEV([.M20:.M24])" office:value-type="string" office:string-value="" calcext:value-type="error">
            <text:p>#DIV/0!</text:p>
          </table:table-cell>
          <table:table-cell table:style-name="ce30" table:formula="of:=STDEV([.N20:.N24])" office:value-type="string" office:string-value="" calcext:value-type="error">
            <text:p>#DIV/0!</text:p>
          </table:table-cell>
          <table:table-cell table:style-name="ce30" table:formula="of:=STDEV([.O20:.O24])" office:value-type="string" office:string-value="" calcext:value-type="error">
            <text:p>#DIV/0!</text:p>
          </table:table-cell>
          <table:table-cell table:style-name="ce30" table:formula="of:=STDEV([.P20:.P24])" office:value-type="string" office:string-value="" calcext:value-type="error">
            <text:p>#DIV/0!</text:p>
          </table:table-cell>
          <table:table-cell table:style-name="ce30" table:formula="of:=STDEV([.Q20:.Q24])" office:value-type="string" office:string-value="" calcext:value-type="error">
            <text:p>#DIV/0!</text:p>
          </table:table-cell>
          <table:table-cell table:style-name="ce30" table:formula="of:=STDEV([.R20:.R24])" office:value-type="string" office:string-value="" calcext:value-type="error">
            <text:p>#DIV/0!</text:p>
          </table:table-cell>
          <table:table-cell table:style-name="ce30" table:formula="of:=STDEV([.S20:.S24])" office:value-type="string" office:string-value="" calcext:value-type="error">
            <text:p>#DIV/0!</text:p>
          </table:table-cell>
          <table:table-cell table:style-name="ce30" table:formula="of:=STDEV([.T20:.T2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/>
          <table:table-cell table:style-name="ce6" office:value-type="float" office:value="10000000" calcext:value-type="float">
            <text:p>10000000</text:p>
          </table:table-cell>
          <table:table-cell table:style-name="ce30" table:formula="of:=STDEV([.C25:.C29])" office:value-type="string" office:string-value="" calcext:value-type="error">
            <text:p>#DIV/0!</text:p>
          </table:table-cell>
          <table:table-cell table:style-name="ce30" table:formula="of:=STDEV([.D25:.D29])" office:value-type="string" office:string-value="" calcext:value-type="error">
            <text:p>#DIV/0!</text:p>
          </table:table-cell>
          <table:table-cell table:style-name="ce30" table:formula="of:=STDEV([.E25:.E29])" office:value-type="string" office:string-value="" calcext:value-type="error">
            <text:p>#DIV/0!</text:p>
          </table:table-cell>
          <table:table-cell table:style-name="ce30" table:formula="of:=STDEV([.F25:.F29])" office:value-type="string" office:string-value="" calcext:value-type="error">
            <text:p>#DIV/0!</text:p>
          </table:table-cell>
          <table:table-cell table:style-name="ce30" table:formula="of:=STDEV([.G25:.G29])" office:value-type="string" office:string-value="" calcext:value-type="error">
            <text:p>#DIV/0!</text:p>
          </table:table-cell>
          <table:table-cell table:style-name="ce30" table:formula="of:=STDEV([.H25:.H29])" office:value-type="string" office:string-value="" calcext:value-type="error">
            <text:p>#DIV/0!</text:p>
          </table:table-cell>
          <table:table-cell table:style-name="ce30" table:formula="of:=STDEV([.I25:.I29])" office:value-type="string" office:string-value="" calcext:value-type="error">
            <text:p>#DIV/0!</text:p>
          </table:table-cell>
          <table:table-cell table:style-name="ce30" table:formula="of:=STDEV([.J25:.J29])" office:value-type="string" office:string-value="" calcext:value-type="error">
            <text:p>#DIV/0!</text:p>
          </table:table-cell>
          <table:table-cell table:style-name="ce30" table:formula="of:=STDEV([.K25:.K29])" office:value-type="string" office:string-value="" calcext:value-type="error">
            <text:p>#DIV/0!</text:p>
          </table:table-cell>
          <table:table-cell table:style-name="ce30" table:formula="of:=STDEV([.L25:.L29])" office:value-type="string" office:string-value="" calcext:value-type="error">
            <text:p>#DIV/0!</text:p>
          </table:table-cell>
          <table:table-cell table:style-name="ce30" table:formula="of:=STDEV([.M25:.M29])" office:value-type="string" office:string-value="" calcext:value-type="error">
            <text:p>#DIV/0!</text:p>
          </table:table-cell>
          <table:table-cell table:style-name="ce30" table:formula="of:=STDEV([.N25:.N29])" office:value-type="string" office:string-value="" calcext:value-type="error">
            <text:p>#DIV/0!</text:p>
          </table:table-cell>
          <table:table-cell table:style-name="ce30" table:formula="of:=STDEV([.O25:.O29])" office:value-type="string" office:string-value="" calcext:value-type="error">
            <text:p>#DIV/0!</text:p>
          </table:table-cell>
          <table:table-cell table:style-name="ce30" table:formula="of:=STDEV([.P25:.P29])" office:value-type="string" office:string-value="" calcext:value-type="error">
            <text:p>#DIV/0!</text:p>
          </table:table-cell>
          <table:table-cell table:style-name="ce30" table:formula="of:=STDEV([.Q25:.Q29])" office:value-type="string" office:string-value="" calcext:value-type="error">
            <text:p>#DIV/0!</text:p>
          </table:table-cell>
          <table:table-cell table:style-name="ce30" table:formula="of:=STDEV([.R25:.R29])" office:value-type="string" office:string-value="" calcext:value-type="error">
            <text:p>#DIV/0!</text:p>
          </table:table-cell>
          <table:table-cell table:style-name="ce30" table:formula="of:=STDEV([.S25:.S29])" office:value-type="string" office:string-value="" calcext:value-type="error">
            <text:p>#DIV/0!</text:p>
          </table:table-cell>
          <table:table-cell table:style-name="ce30" table:formula="of:=STDEV([.T25:.T2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table-cell table:style-name="ce6" office:value-type="float" office:value="10000" calcext:value-type="float" table:number-columns-spanned="1" table:number-rows-spanned="5">
            <text:p>10000</text:p>
          </table:table-cell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/>
          <table:table-cell table:style-name="ce6" office:value-type="float" office:value="100000000" calcext:value-type="float">
            <text:p>100000000</text:p>
          </table:table-cell>
          <table:table-cell table:style-name="ce30" table:formula="of:=STDEV([.C30:.C34])" office:value-type="string" office:string-value="" calcext:value-type="error">
            <text:p>#DIV/0!</text:p>
          </table:table-cell>
          <table:table-cell table:style-name="ce30" table:formula="of:=STDEV([.D30:.D34])" office:value-type="string" office:string-value="" calcext:value-type="error">
            <text:p>#DIV/0!</text:p>
          </table:table-cell>
          <table:table-cell table:style-name="ce30" table:formula="of:=STDEV([.E30:.E34])" office:value-type="string" office:string-value="" calcext:value-type="error">
            <text:p>#DIV/0!</text:p>
          </table:table-cell>
          <table:table-cell table:style-name="ce30" table:formula="of:=STDEV([.F30:.F34])" office:value-type="string" office:string-value="" calcext:value-type="error">
            <text:p>#DIV/0!</text:p>
          </table:table-cell>
          <table:table-cell table:style-name="ce30" table:formula="of:=STDEV([.G30:.G34])" office:value-type="string" office:string-value="" calcext:value-type="error">
            <text:p>#DIV/0!</text:p>
          </table:table-cell>
          <table:table-cell table:style-name="ce30" table:formula="of:=STDEV([.H30:.H34])" office:value-type="string" office:string-value="" calcext:value-type="error">
            <text:p>#DIV/0!</text:p>
          </table:table-cell>
          <table:table-cell table:style-name="ce30" table:formula="of:=STDEV([.I30:.I34])" office:value-type="string" office:string-value="" calcext:value-type="error">
            <text:p>#DIV/0!</text:p>
          </table:table-cell>
          <table:table-cell table:style-name="ce30" table:formula="of:=STDEV([.J30:.J34])" office:value-type="string" office:string-value="" calcext:value-type="error">
            <text:p>#DIV/0!</text:p>
          </table:table-cell>
          <table:table-cell table:style-name="ce30" table:formula="of:=STDEV([.K30:.K34])" office:value-type="string" office:string-value="" calcext:value-type="error">
            <text:p>#DIV/0!</text:p>
          </table:table-cell>
          <table:table-cell table:style-name="ce30" table:formula="of:=STDEV([.L30:.L34])" office:value-type="string" office:string-value="" calcext:value-type="error">
            <text:p>#DIV/0!</text:p>
          </table:table-cell>
          <table:table-cell table:style-name="ce30" table:formula="of:=STDEV([.M30:.M34])" office:value-type="string" office:string-value="" calcext:value-type="error">
            <text:p>#DIV/0!</text:p>
          </table:table-cell>
          <table:table-cell table:style-name="ce30" table:formula="of:=STDEV([.N30:.N34])" office:value-type="string" office:string-value="" calcext:value-type="error">
            <text:p>#DIV/0!</text:p>
          </table:table-cell>
          <table:table-cell table:style-name="ce30" table:formula="of:=STDEV([.O30:.O34])" office:value-type="string" office:string-value="" calcext:value-type="error">
            <text:p>#DIV/0!</text:p>
          </table:table-cell>
          <table:table-cell table:style-name="ce30" table:formula="of:=STDEV([.P30:.P34])" office:value-type="string" office:string-value="" calcext:value-type="error">
            <text:p>#DIV/0!</text:p>
          </table:table-cell>
          <table:table-cell table:style-name="ce30" table:formula="of:=STDEV([.Q30:.Q34])" office:value-type="string" office:string-value="" calcext:value-type="error">
            <text:p>#DIV/0!</text:p>
          </table:table-cell>
          <table:table-cell table:style-name="ce30" table:formula="of:=STDEV([.R30:.R34])" office:value-type="string" office:string-value="" calcext:value-type="error">
            <text:p>#DIV/0!</text:p>
          </table:table-cell>
          <table:table-cell table:style-name="ce30" table:formula="of:=STDEV([.S30:.S34])" office:value-type="string" office:string-value="" calcext:value-type="error">
            <text:p>#DIV/0!</text:p>
          </table:table-cell>
          <table:table-cell table:style-name="ce30" table:formula="of:=STDEV([.T30:.T34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/>
          <table:table-cell table:style-name="ce6" office:value-type="float" office:value="1000000000" calcext:value-type="float">
            <text:p>1000000000</text:p>
          </table:table-cell>
          <table:table-cell table:style-name="ce30" table:formula="of:=STDEV([.C35:.C39])" office:value-type="string" office:string-value="" calcext:value-type="error">
            <text:p>#DIV/0!</text:p>
          </table:table-cell>
          <table:table-cell table:style-name="ce30" table:formula="of:=STDEV([.D35:.D39])" office:value-type="string" office:string-value="" calcext:value-type="error">
            <text:p>#DIV/0!</text:p>
          </table:table-cell>
          <table:table-cell table:style-name="ce30" table:formula="of:=STDEV([.E35:.E39])" office:value-type="string" office:string-value="" calcext:value-type="error">
            <text:p>#DIV/0!</text:p>
          </table:table-cell>
          <table:table-cell table:style-name="ce30" table:formula="of:=STDEV([.F35:.F39])" office:value-type="string" office:string-value="" calcext:value-type="error">
            <text:p>#DIV/0!</text:p>
          </table:table-cell>
          <table:table-cell table:style-name="ce30" table:formula="of:=STDEV([.G35:.G39])" office:value-type="string" office:string-value="" calcext:value-type="error">
            <text:p>#DIV/0!</text:p>
          </table:table-cell>
          <table:table-cell table:style-name="ce30" table:formula="of:=STDEV([.H35:.H39])" office:value-type="string" office:string-value="" calcext:value-type="error">
            <text:p>#DIV/0!</text:p>
          </table:table-cell>
          <table:table-cell table:style-name="ce30" table:formula="of:=STDEV([.I35:.I39])" office:value-type="string" office:string-value="" calcext:value-type="error">
            <text:p>#DIV/0!</text:p>
          </table:table-cell>
          <table:table-cell table:style-name="ce30" table:formula="of:=STDEV([.J35:.J39])" office:value-type="string" office:string-value="" calcext:value-type="error">
            <text:p>#DIV/0!</text:p>
          </table:table-cell>
          <table:table-cell table:style-name="ce30" table:formula="of:=STDEV([.K35:.K39])" office:value-type="string" office:string-value="" calcext:value-type="error">
            <text:p>#DIV/0!</text:p>
          </table:table-cell>
          <table:table-cell table:style-name="ce30" table:formula="of:=STDEV([.L35:.L39])" office:value-type="string" office:string-value="" calcext:value-type="error">
            <text:p>#DIV/0!</text:p>
          </table:table-cell>
          <table:table-cell table:style-name="ce30" table:formula="of:=STDEV([.M35:.M39])" office:value-type="string" office:string-value="" calcext:value-type="error">
            <text:p>#DIV/0!</text:p>
          </table:table-cell>
          <table:table-cell table:style-name="ce30" table:formula="of:=STDEV([.N35:.N39])" office:value-type="string" office:string-value="" calcext:value-type="error">
            <text:p>#DIV/0!</text:p>
          </table:table-cell>
          <table:table-cell table:style-name="ce30" table:formula="of:=STDEV([.O35:.O39])" office:value-type="string" office:string-value="" calcext:value-type="error">
            <text:p>#DIV/0!</text:p>
          </table:table-cell>
          <table:table-cell table:style-name="ce30" table:formula="of:=STDEV([.P35:.P39])" office:value-type="string" office:string-value="" calcext:value-type="error">
            <text:p>#DIV/0!</text:p>
          </table:table-cell>
          <table:table-cell table:style-name="ce30" table:formula="of:=STDEV([.Q35:.Q39])" office:value-type="string" office:string-value="" calcext:value-type="error">
            <text:p>#DIV/0!</text:p>
          </table:table-cell>
          <table:table-cell table:style-name="ce30" table:formula="of:=STDEV([.R35:.R39])" office:value-type="string" office:string-value="" calcext:value-type="error">
            <text:p>#DIV/0!</text:p>
          </table:table-cell>
          <table:table-cell table:style-name="ce30" table:formula="of:=STDEV([.S35:.S39])" office:value-type="string" office:string-value="" calcext:value-type="error">
            <text:p>#DIV/0!</text:p>
          </table:table-cell>
          <table:table-cell table:style-name="ce30" table:formula="of:=STDEV([.T35:.T39])" office:value-type="string" office:string-value="" calcext:value-type="error">
            <text:p>#DIV/0!</text:p>
          </table:table-cell>
          <table:table-cell table:number-columns-repeated="2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table-cell table:style-name="ce6" office:value-type="float" office:value="100000" calcext:value-type="float" table:number-columns-spanned="1" table:number-rows-spanned="5">
            <text:p>1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table-cell table:style-name="ce6" office:value-type="float" office:value="1000000" calcext:value-type="float" table:number-columns-spanned="1" table:number-rows-spanned="5">
            <text:p>1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table-cell table:style-name="ce6" office:value-type="float" office:value="10000000" calcext:value-type="float" table:number-columns-spanned="1" table:number-rows-spanned="5">
            <text:p>1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table-cell table:style-name="ce6" office:value-type="float" office:value="100000000" calcext:value-type="float" table:number-columns-spanned="1" table:number-rows-spanned="5">
            <text:p>10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3" calcext:value-type="float">
            <text:p>3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4" calcext:value-type="float">
            <text:p>4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ce14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table-cell table:style-name="ce6" office:value-type="float" office:value="1000000000" calcext:value-type="float" table:number-columns-spanned="1" table:number-rows-spanned="5">
            <text:p>1000000000</text:p>
          </table:table-cell>
          <table:table-cell table:style-name="ce21" office:value-type="float" office:value="1" calcext:value-type="float">
            <text:p>1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44"/>
        </table:table-row>
        <table:table-row table:style-name="ro1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3" calcext:value-type="float">
            <text:p>3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4" calcext:value-type="float">
            <text:p>4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1">
          <table:covered-table-cell table:style-name="Default"/>
          <table:table-cell table:style-name="ce21" office:value-type="float" office:value="5" calcext:value-type="float">
            <text:p>5</text:p>
          </table:table-cell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8"/>
          <table:table-cell table:style-name="Default" table:number-columns-repeated="9"/>
          <table:table-cell table:number-columns-repeated="27"/>
        </table:table-row>
        <table:table-row table:style-name="ro2" table:number-rows-repeated="3">
          <table:table-cell table:style-name="Default" table:number-columns-repeated="19"/>
          <table:table-cell table:number-columns-repeated="9"/>
          <table:table-cell table:style-name="Default" table:number-columns-repeated="9"/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8" table:number-rows-spanned="1">
            <text:p>Execution Times in Seconds (Average)</text:p>
          </table:table-cell>
          <table:covered-table-cell table:number-columns-repeated="14" table:style-name="ce28"/>
          <table:covered-table-cell table:number-columns-repeated="3"/>
          <table:table-cell table:number-columns-repeated="2"/>
          <table:table-cell table:style-name="Default" table:number-columns-repeated="16"/>
          <table:table-cell table:number-columns-repeated="27"/>
        </table:table-row>
        <table:table-row table:style-name="ro1"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39" office:value-type="string" calcext:value-type="string" table:number-columns-spanned="15" table:number-rows-spanned="1">
            <text:p>Parallel with Multi-Threading</text:p>
          </table:table-cell>
          <table:covered-table-cell table:number-columns-repeated="11" table:style-name="ce41"/>
          <table:covered-table-cell table:number-columns-repeated="3"/>
          <table:table-cell table:style-name="Default"/>
          <table:table-cell/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1" office:value-type="string" calcext:value-type="string" table:number-columns-spanned="6" table:number-rows-spanned="1">
            <text:p>Execution Times in Seconds (Average)</text:p>
          </table:table-cell>
          <table:covered-table-cell table:number-columns-repeated="5" table:style-name="ce28"/>
          <table:table-cell table:style-name="Default" table:number-columns-repeated="9"/>
          <table:table-cell table:number-columns-repeated="2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23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27" office:value-type="string" calcext:value-type="string" table:number-columns-spanned="3" table:number-rows-spanned="1">
            <text:p>1 Thread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style-name="Default"/>
          <table:table-cell/>
          <table:covered-table-cell table:style-name="ce2"/>
          <table:table-cell table:style-name="ce44"/>
          <table:table-cell table:style-name="ce26" office:value-type="string" calcext:value-type="string" table:number-columns-spanned="5" table:number-rows-spanned="1">
            <text:p>Parallel with Multi-Threading</text:p>
          </table:table-cell>
          <table:covered-table-cell table:number-columns-repeated="4" table:style-name="ce41"/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Default"/>
          <table:table-cell/>
          <table:covered-table-cell table:style-name="ce3"/>
          <table:table-cell table:style-name="ce23" office:value-type="string" calcext:value-type="string">
            <text:p>Sequential</text:p>
          </table:table-cell>
          <table:table-cell table:style-name="ce27" office:value-type="string" calcext:value-type="string">
            <text:p>1 Thread</text:p>
          </table:table-cell>
          <table:table-cell table:style-name="ce27" office:value-type="string" calcext:value-type="string">
            <text:p>2 Threads</text:p>
          </table:table-cell>
          <table:table-cell table:style-name="ce27" office:value-type="string" calcext:value-type="string">
            <text:p>4 Threads</text:p>
          </table:table-cell>
          <table:table-cell table:style-name="ce27" office:value-type="string" calcext:value-type="string">
            <text:p>8 Threads</text:p>
          </table:table-cell>
          <table:table-cell table:style-name="ce27" office:value-type="string" calcext:value-type="string">
            <text:p>12 Threads</text:p>
          </table:table-cell>
          <table:table-cell table:style-name="Default" table:number-columns-repeated="10"/>
          <table:table-cell table:number-columns-repeated="8"/>
          <table:table-cell table:style-name="Default" table:number-columns-repeated="18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30" table:formula="of:= AVERAGE([.C5:.C9])" office:value-type="string" office:string-value="" calcext:value-type="error">
            <text:p>#DIV/0!</text:p>
          </table:table-cell>
          <table:table-cell table:style-name="ce31" table:formula="of:= AVERAGE([.D5:.D9])" office:value-type="string" office:string-value="" calcext:value-type="error">
            <text:p>#DIV/0!</text:p>
          </table:table-cell>
          <table:table-cell table:style-name="ce31" table:formula="of:= AVERAGE([.E5:.E9])" office:value-type="string" office:string-value="" calcext:value-type="error">
            <text:p>#DIV/0!</text:p>
          </table:table-cell>
          <table:table-cell table:style-name="ce30" table:formula="of:= AVERAGE([.F5:.F9])" office:value-type="string" office:string-value="" calcext:value-type="error">
            <text:p>#DIV/0!</text:p>
          </table:table-cell>
          <table:table-cell table:style-name="ce31" table:formula="of:= AVERAGE([.G5:.G9])" office:value-type="string" office:string-value="" calcext:value-type="error">
            <text:p>#DIV/0!</text:p>
          </table:table-cell>
          <table:table-cell table:style-name="ce31" table:formula="of:= AVERAGE([.H5:.H9])" office:value-type="string" office:string-value="" calcext:value-type="error">
            <text:p>#DIV/0!</text:p>
          </table:table-cell>
          <table:table-cell table:style-name="ce30" table:formula="of:= AVERAGE([.I5:.I9])" office:value-type="string" office:string-value="" calcext:value-type="error">
            <text:p>#DIV/0!</text:p>
          </table:table-cell>
          <table:table-cell table:style-name="ce31" table:formula="of:= AVERAGE([.J5:.J9])" office:value-type="string" office:string-value="" calcext:value-type="error">
            <text:p>#DIV/0!</text:p>
          </table:table-cell>
          <table:table-cell table:style-name="ce31" table:formula="of:= AVERAGE([.K5:.K9])" office:value-type="string" office:string-value="" calcext:value-type="error">
            <text:p>#DIV/0!</text:p>
          </table:table-cell>
          <table:table-cell table:style-name="ce30" table:formula="of:= AVERAGE([.L5:.L9])" office:value-type="string" office:string-value="" calcext:value-type="error">
            <text:p>#DIV/0!</text:p>
          </table:table-cell>
          <table:table-cell table:style-name="ce31" table:formula="of:= AVERAGE([.M5:.M9])" office:value-type="string" office:string-value="" calcext:value-type="error">
            <text:p>#DIV/0!</text:p>
          </table:table-cell>
          <table:table-cell table:style-name="ce31" table:formula="of:= AVERAGE([.N5:.N9])" office:value-type="string" office:string-value="" calcext:value-type="error">
            <text:p>#DIV/0!</text:p>
          </table:table-cell>
          <table:table-cell table:style-name="ce30" table:formula="of:= AVERAGE([.O5:.O9])" office:value-type="string" office:string-value="" calcext:value-type="error">
            <text:p>#DIV/0!</text:p>
          </table:table-cell>
          <table:table-cell table:style-name="ce31" table:formula="of:= AVERAGE([.P5:.P9])" office:value-type="string" office:string-value="" calcext:value-type="error">
            <text:p>#DIV/0!</text:p>
          </table:table-cell>
          <table:table-cell table:style-name="ce31" table:formula="of:= AVERAGE([.Q5:.Q9])" office:value-type="string" office:string-value="" calcext:value-type="error">
            <text:p>#DIV/0!</text:p>
          </table:table-cell>
          <table:table-cell table:style-name="ce30" table:formula="of:= AVERAGE([.R5:.R9])" office:value-type="string" office:string-value="" calcext:value-type="error">
            <text:p>#DIV/0!</text:p>
          </table:table-cell>
          <table:table-cell table:style-name="ce31" table:formula="of:= AVERAGE([.S5:.S9])" office:value-type="string" office:string-value="" calcext:value-type="error">
            <text:p>#DIV/0!</text:p>
          </table:table-cell>
          <table:table-cell table:style-name="ce31" table:formula="of:= AVERAGE([.T5:.T9])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30" table:formula="of:= AVERAGE([.C5:.C9])" office:value-type="string" office:string-value="" calcext:value-type="error">
            <text:p>#DIV/0!</text:p>
          </table:table-cell>
          <table:table-cell table:style-name="ce30" table:formula="of:=AVERAGE([.F5:.F9])" office:value-type="string" office:string-value="" calcext:value-type="error">
            <text:p>#DIV/0!</text:p>
          </table:table-cell>
          <table:table-cell table:style-name="ce30" table:formula="of:=AVERAGE([.I5:.I9])" office:value-type="string" office:string-value="" calcext:value-type="error">
            <text:p>#DIV/0!</text:p>
          </table:table-cell>
          <table:table-cell table:style-name="ce30" table:formula="of:=AVERAGE([.L5:.L9])" office:value-type="string" office:string-value="" calcext:value-type="error">
            <text:p>#DIV/0!</text:p>
          </table:table-cell>
          <table:table-cell table:style-name="ce30" table:formula="of:= AVERAGE([.O5:.O9])" office:value-type="string" office:string-value="" calcext:value-type="error">
            <text:p>#DIV/0!</text:p>
          </table:table-cell>
          <table:table-cell table:style-name="ce30" table:formula="of:= AVERAGE([.R5:.R9])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30" table:formula="of:=AVERAGE([.C10:.C14])" office:value-type="string" office:string-value="" calcext:value-type="error">
            <text:p>#DIV/0!</text:p>
          </table:table-cell>
          <table:table-cell table:style-name="ce31" table:formula="of:=AVERAGE([.D10:.D14])" office:value-type="string" office:string-value="" calcext:value-type="error">
            <text:p>#DIV/0!</text:p>
          </table:table-cell>
          <table:table-cell table:style-name="ce31" table:formula="of:=AVERAGE([.E10:.E14])" office:value-type="string" office:string-value="" calcext:value-type="error">
            <text:p>#DIV/0!</text:p>
          </table:table-cell>
          <table:table-cell table:style-name="ce30" table:formula="of:=AVERAGE([.F10:.F14])" office:value-type="string" office:string-value="" calcext:value-type="error">
            <text:p>#DIV/0!</text:p>
          </table:table-cell>
          <table:table-cell table:style-name="ce31" table:formula="of:=AVERAGE([.G10:.G14])" office:value-type="string" office:string-value="" calcext:value-type="error">
            <text:p>#DIV/0!</text:p>
          </table:table-cell>
          <table:table-cell table:style-name="ce31" table:formula="of:=AVERAGE([.H10:.H14])" office:value-type="string" office:string-value="" calcext:value-type="error">
            <text:p>#DIV/0!</text:p>
          </table:table-cell>
          <table:table-cell table:style-name="ce30" table:formula="of:=AVERAGE([.I10:.I14])" office:value-type="string" office:string-value="" calcext:value-type="error">
            <text:p>#DIV/0!</text:p>
          </table:table-cell>
          <table:table-cell table:style-name="ce31" table:formula="of:=AVERAGE([.J10:.J14])" office:value-type="string" office:string-value="" calcext:value-type="error">
            <text:p>#DIV/0!</text:p>
          </table:table-cell>
          <table:table-cell table:style-name="ce31" table:formula="of:=AVERAGE([.K10:.K14])" office:value-type="string" office:string-value="" calcext:value-type="error">
            <text:p>#DIV/0!</text:p>
          </table:table-cell>
          <table:table-cell table:style-name="ce30" table:formula="of:=AVERAGE([.L10:.L14])" office:value-type="string" office:string-value="" calcext:value-type="error">
            <text:p>#DIV/0!</text:p>
          </table:table-cell>
          <table:table-cell table:style-name="ce31" table:formula="of:=AVERAGE([.M10:.M14])" office:value-type="string" office:string-value="" calcext:value-type="error">
            <text:p>#DIV/0!</text:p>
          </table:table-cell>
          <table:table-cell table:style-name="ce31" table:formula="of:=AVERAGE([.N10:.N14])" office:value-type="string" office:string-value="" calcext:value-type="error">
            <text:p>#DIV/0!</text:p>
          </table:table-cell>
          <table:table-cell table:style-name="ce30" table:formula="of:=AVERAGE([.O10:.O14])" office:value-type="string" office:string-value="" calcext:value-type="error">
            <text:p>#DIV/0!</text:p>
          </table:table-cell>
          <table:table-cell table:style-name="ce31" table:formula="of:=AVERAGE([.P10:.P14])" office:value-type="string" office:string-value="" calcext:value-type="error">
            <text:p>#DIV/0!</text:p>
          </table:table-cell>
          <table:table-cell table:style-name="ce31" table:formula="of:=AVERAGE([.Q10:.Q14])" office:value-type="string" office:string-value="" calcext:value-type="error">
            <text:p>#DIV/0!</text:p>
          </table:table-cell>
          <table:table-cell table:style-name="ce30" table:formula="of:=AVERAGE([.R10:.R14])" office:value-type="string" office:string-value="" calcext:value-type="error">
            <text:p>#DIV/0!</text:p>
          </table:table-cell>
          <table:table-cell table:style-name="ce31" table:formula="of:=AVERAGE([.S10:.S14])" office:value-type="string" office:string-value="" calcext:value-type="error">
            <text:p>#DIV/0!</text:p>
          </table:table-cell>
          <table:table-cell table:style-name="ce31" table:formula="of:=AVERAGE([.T10:.T14])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float" office:value="10000" calcext:value-type="float">
            <text:p>10000</text:p>
          </table:table-cell>
          <table:table-cell table:style-name="ce30" table:formula="of:=AVERAGE([.C10:.C14])" office:value-type="string" office:string-value="" calcext:value-type="error">
            <text:p>#DIV/0!</text:p>
          </table:table-cell>
          <table:table-cell table:style-name="ce30" table:formula="of:=AVERAGE([.F10:.F14])" office:value-type="string" office:string-value="" calcext:value-type="error">
            <text:p>#DIV/0!</text:p>
          </table:table-cell>
          <table:table-cell table:style-name="ce30" table:formula="of:=AVERAGE([.I10:.I14])" office:value-type="string" office:string-value="" calcext:value-type="error">
            <text:p>#DIV/0!</text:p>
          </table:table-cell>
          <table:table-cell table:style-name="ce30" table:formula="of:=AVERAGE([.L10:.L14])" office:value-type="string" office:string-value="" calcext:value-type="error">
            <text:p>#DIV/0!</text:p>
          </table:table-cell>
          <table:table-cell table:style-name="ce30" table:formula="of:=AVERAGE([.O10:.O14])" office:value-type="string" office:string-value="" calcext:value-type="error">
            <text:p>#DIV/0!</text:p>
          </table:table-cell>
          <table:table-cell table:style-name="ce30" table:formula="of:=AVERAGE([.R10:.R14])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30" table:formula="of:=AVERAGE([.C15:.C19])" office:value-type="string" office:string-value="" calcext:value-type="error">
            <text:p>#DIV/0!</text:p>
          </table:table-cell>
          <table:table-cell table:style-name="ce31" table:formula="of:=AVERAGE([.D15:.D19])" office:value-type="string" office:string-value="" calcext:value-type="error">
            <text:p>#DIV/0!</text:p>
          </table:table-cell>
          <table:table-cell table:style-name="ce31" table:formula="of:=AVERAGE([.E15:.E19])" office:value-type="string" office:string-value="" calcext:value-type="error">
            <text:p>#DIV/0!</text:p>
          </table:table-cell>
          <table:table-cell table:style-name="ce30" table:formula="of:=AVERAGE([.F15:.F19])" office:value-type="string" office:string-value="" calcext:value-type="error">
            <text:p>#DIV/0!</text:p>
          </table:table-cell>
          <table:table-cell table:style-name="ce31" table:formula="of:=AVERAGE([.G15:.G19])" office:value-type="string" office:string-value="" calcext:value-type="error">
            <text:p>#DIV/0!</text:p>
          </table:table-cell>
          <table:table-cell table:style-name="ce31" table:formula="of:=AVERAGE([.H15:.H19])" office:value-type="string" office:string-value="" calcext:value-type="error">
            <text:p>#DIV/0!</text:p>
          </table:table-cell>
          <table:table-cell table:style-name="ce30" table:formula="of:=AVERAGE([.I15:.I19])" office:value-type="string" office:string-value="" calcext:value-type="error">
            <text:p>#DIV/0!</text:p>
          </table:table-cell>
          <table:table-cell table:style-name="ce31" table:formula="of:=AVERAGE([.J15:.J19])" office:value-type="string" office:string-value="" calcext:value-type="error">
            <text:p>#DIV/0!</text:p>
          </table:table-cell>
          <table:table-cell table:style-name="ce31" table:formula="of:=AVERAGE([.K15:.K19])" office:value-type="string" office:string-value="" calcext:value-type="error">
            <text:p>#DIV/0!</text:p>
          </table:table-cell>
          <table:table-cell table:style-name="ce30" table:formula="of:=AVERAGE([.L15:.L19])" office:value-type="string" office:string-value="" calcext:value-type="error">
            <text:p>#DIV/0!</text:p>
          </table:table-cell>
          <table:table-cell table:style-name="ce31" table:formula="of:=AVERAGE([.M15:.M19])" office:value-type="string" office:string-value="" calcext:value-type="error">
            <text:p>#DIV/0!</text:p>
          </table:table-cell>
          <table:table-cell table:style-name="ce31" table:formula="of:=AVERAGE([.N15:.N19])" office:value-type="string" office:string-value="" calcext:value-type="error">
            <text:p>#DIV/0!</text:p>
          </table:table-cell>
          <table:table-cell table:style-name="ce30" table:formula="of:=AVERAGE([.O15:.O19])" office:value-type="string" office:string-value="" calcext:value-type="error">
            <text:p>#DIV/0!</text:p>
          </table:table-cell>
          <table:table-cell table:style-name="ce31" table:formula="of:=AVERAGE([.P15:.P19])" office:value-type="string" office:string-value="" calcext:value-type="error">
            <text:p>#DIV/0!</text:p>
          </table:table-cell>
          <table:table-cell table:style-name="ce31" table:formula="of:=AVERAGE([.Q15:.Q19])" office:value-type="string" office:string-value="" calcext:value-type="error">
            <text:p>#DIV/0!</text:p>
          </table:table-cell>
          <table:table-cell table:style-name="ce30" table:formula="of:=AVERAGE([.R15:.R19])" office:value-type="string" office:string-value="" calcext:value-type="error">
            <text:p>#DIV/0!</text:p>
          </table:table-cell>
          <table:table-cell table:style-name="ce31" table:formula="of:=AVERAGE([.S15:.S19])" office:value-type="string" office:string-value="" calcext:value-type="error">
            <text:p>#DIV/0!</text:p>
          </table:table-cell>
          <table:table-cell table:style-name="ce31" table:formula="of:=AVERAGE([.T15:.T19])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float" office:value="100000" calcext:value-type="float">
            <text:p>100000</text:p>
          </table:table-cell>
          <table:table-cell table:style-name="ce30" table:formula="of:=AVERAGE([.C15:.C19])" office:value-type="string" office:string-value="" calcext:value-type="error">
            <text:p>#DIV/0!</text:p>
          </table:table-cell>
          <table:table-cell table:style-name="ce30" table:formula="of:=AVERAGE([.F15:.F19])" office:value-type="string" office:string-value="" calcext:value-type="error">
            <text:p>#DIV/0!</text:p>
          </table:table-cell>
          <table:table-cell table:style-name="ce30" table:formula="of:=AVERAGE([.I15:.I19])" office:value-type="string" office:string-value="" calcext:value-type="error">
            <text:p>#DIV/0!</text:p>
          </table:table-cell>
          <table:table-cell table:style-name="ce30" table:formula="of:=AVERAGE([.L15:.L19])" office:value-type="string" office:string-value="" calcext:value-type="error">
            <text:p>#DIV/0!</text:p>
          </table:table-cell>
          <table:table-cell table:style-name="ce30" table:formula="of:=AVERAGE([.O15:.O19])" office:value-type="string" office:string-value="" calcext:value-type="error">
            <text:p>#DIV/0!</text:p>
          </table:table-cell>
          <table:table-cell table:style-name="ce30" table:formula="of:=AVERAGE([.R15:.R19])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30" table:formula="of:=AVERAGE([.C20:.C24])" office:value-type="string" office:string-value="" calcext:value-type="error">
            <text:p>#DIV/0!</text:p>
          </table:table-cell>
          <table:table-cell table:style-name="ce31" table:formula="of:=AVERAGE([.D20:.D24])" office:value-type="string" office:string-value="" calcext:value-type="error">
            <text:p>#DIV/0!</text:p>
          </table:table-cell>
          <table:table-cell table:style-name="ce31" table:formula="of:=AVERAGE([.E20:.E24])" office:value-type="string" office:string-value="" calcext:value-type="error">
            <text:p>#DIV/0!</text:p>
          </table:table-cell>
          <table:table-cell table:style-name="ce30" table:formula="of:=AVERAGE([.F20:.F24])" office:value-type="string" office:string-value="" calcext:value-type="error">
            <text:p>#DIV/0!</text:p>
          </table:table-cell>
          <table:table-cell table:style-name="ce31" table:formula="of:=AVERAGE([.G20:.G24])" office:value-type="string" office:string-value="" calcext:value-type="error">
            <text:p>#DIV/0!</text:p>
          </table:table-cell>
          <table:table-cell table:style-name="ce31" table:formula="of:=AVERAGE([.H20:.H24])" office:value-type="string" office:string-value="" calcext:value-type="error">
            <text:p>#DIV/0!</text:p>
          </table:table-cell>
          <table:table-cell table:style-name="ce30" table:formula="of:=AVERAGE([.I20:.I24])" office:value-type="string" office:string-value="" calcext:value-type="error">
            <text:p>#DIV/0!</text:p>
          </table:table-cell>
          <table:table-cell table:style-name="ce31" table:formula="of:=AVERAGE([.J20:.J24])" office:value-type="string" office:string-value="" calcext:value-type="error">
            <text:p>#DIV/0!</text:p>
          </table:table-cell>
          <table:table-cell table:style-name="ce31" table:formula="of:=AVERAGE([.K20:.K24])" office:value-type="string" office:string-value="" calcext:value-type="error">
            <text:p>#DIV/0!</text:p>
          </table:table-cell>
          <table:table-cell table:style-name="ce30" table:formula="of:=AVERAGE([.L20:.L24])" office:value-type="string" office:string-value="" calcext:value-type="error">
            <text:p>#DIV/0!</text:p>
          </table:table-cell>
          <table:table-cell table:style-name="ce31" table:formula="of:=AVERAGE([.M20:.M24])" office:value-type="string" office:string-value="" calcext:value-type="error">
            <text:p>#DIV/0!</text:p>
          </table:table-cell>
          <table:table-cell table:style-name="ce31" table:formula="of:=AVERAGE([.N20:.N24])" office:value-type="string" office:string-value="" calcext:value-type="error">
            <text:p>#DIV/0!</text:p>
          </table:table-cell>
          <table:table-cell table:style-name="ce30" table:formula="of:=AVERAGE([.O20:.O24])" office:value-type="string" office:string-value="" calcext:value-type="error">
            <text:p>#DIV/0!</text:p>
          </table:table-cell>
          <table:table-cell table:style-name="ce31" table:formula="of:=AVERAGE([.P20:.P24])" office:value-type="string" office:string-value="" calcext:value-type="error">
            <text:p>#DIV/0!</text:p>
          </table:table-cell>
          <table:table-cell table:style-name="ce31" table:formula="of:=AVERAGE([.Q20:.Q24])" office:value-type="string" office:string-value="" calcext:value-type="error">
            <text:p>#DIV/0!</text:p>
          </table:table-cell>
          <table:table-cell table:style-name="ce30" table:formula="of:=AVERAGE([.R20:.R24])" office:value-type="string" office:string-value="" calcext:value-type="error">
            <text:p>#DIV/0!</text:p>
          </table:table-cell>
          <table:table-cell table:style-name="ce31" table:formula="of:=AVERAGE([.S20:.S24])" office:value-type="string" office:string-value="" calcext:value-type="error">
            <text:p>#DIV/0!</text:p>
          </table:table-cell>
          <table:table-cell table:style-name="ce31" table:formula="of:=AVERAGE([.T20:.T24])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float" office:value="1000000" calcext:value-type="float">
            <text:p>1000000</text:p>
          </table:table-cell>
          <table:table-cell table:style-name="ce30" table:formula="of:=AVERAGE([.C20:.C24])" office:value-type="string" office:string-value="" calcext:value-type="error">
            <text:p>#DIV/0!</text:p>
          </table:table-cell>
          <table:table-cell table:style-name="ce30" table:formula="of:=AVERAGE([.F20:.F24])" office:value-type="string" office:string-value="" calcext:value-type="error">
            <text:p>#DIV/0!</text:p>
          </table:table-cell>
          <table:table-cell table:style-name="ce30" table:formula="of:=AVERAGE([.I20:.I24])" office:value-type="string" office:string-value="" calcext:value-type="error">
            <text:p>#DIV/0!</text:p>
          </table:table-cell>
          <table:table-cell table:style-name="ce30" table:formula="of:=AVERAGE([.L20:.L24])" office:value-type="string" office:string-value="" calcext:value-type="error">
            <text:p>#DIV/0!</text:p>
          </table:table-cell>
          <table:table-cell table:style-name="ce30" table:formula="of:=AVERAGE([.O20:.O24])" office:value-type="string" office:string-value="" calcext:value-type="error">
            <text:p>#DIV/0!</text:p>
          </table:table-cell>
          <table:table-cell table:style-name="ce30" table:formula="of:=AVERAGE([.R20:.R24])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" calcext:value-type="float">
            <text:p>10000000</text:p>
          </table:table-cell>
          <table:table-cell table:style-name="ce30" table:formula="of:=AVERAGE([.C25:.C29])" office:value-type="string" office:string-value="" calcext:value-type="error">
            <text:p>#DIV/0!</text:p>
          </table:table-cell>
          <table:table-cell table:style-name="ce31" table:formula="of:=AVERAGE([.D25:.D29])" office:value-type="string" office:string-value="" calcext:value-type="error">
            <text:p>#DIV/0!</text:p>
          </table:table-cell>
          <table:table-cell table:style-name="ce31" table:formula="of:=AVERAGE([.E25:.E29])" office:value-type="string" office:string-value="" calcext:value-type="error">
            <text:p>#DIV/0!</text:p>
          </table:table-cell>
          <table:table-cell table:style-name="ce30" table:formula="of:=AVERAGE([.F25:.F29])" office:value-type="string" office:string-value="" calcext:value-type="error">
            <text:p>#DIV/0!</text:p>
          </table:table-cell>
          <table:table-cell table:style-name="ce31" table:formula="of:=AVERAGE([.G25:.G29])" office:value-type="string" office:string-value="" calcext:value-type="error">
            <text:p>#DIV/0!</text:p>
          </table:table-cell>
          <table:table-cell table:style-name="ce31" table:formula="of:=AVERAGE([.H25:.H29])" office:value-type="string" office:string-value="" calcext:value-type="error">
            <text:p>#DIV/0!</text:p>
          </table:table-cell>
          <table:table-cell table:style-name="ce30" table:formula="of:=AVERAGE([.I25:.I29])" office:value-type="string" office:string-value="" calcext:value-type="error">
            <text:p>#DIV/0!</text:p>
          </table:table-cell>
          <table:table-cell table:style-name="ce31" table:formula="of:=AVERAGE([.J25:.J29])" office:value-type="string" office:string-value="" calcext:value-type="error">
            <text:p>#DIV/0!</text:p>
          </table:table-cell>
          <table:table-cell table:style-name="ce31" table:formula="of:=AVERAGE([.K25:.K29])" office:value-type="string" office:string-value="" calcext:value-type="error">
            <text:p>#DIV/0!</text:p>
          </table:table-cell>
          <table:table-cell table:style-name="ce30" table:formula="of:=AVERAGE([.L25:.L29])" office:value-type="string" office:string-value="" calcext:value-type="error">
            <text:p>#DIV/0!</text:p>
          </table:table-cell>
          <table:table-cell table:style-name="ce31" table:formula="of:=AVERAGE([.M25:.M29])" office:value-type="string" office:string-value="" calcext:value-type="error">
            <text:p>#DIV/0!</text:p>
          </table:table-cell>
          <table:table-cell table:style-name="ce31" table:formula="of:=AVERAGE([.N25:.N29])" office:value-type="string" office:string-value="" calcext:value-type="error">
            <text:p>#DIV/0!</text:p>
          </table:table-cell>
          <table:table-cell table:style-name="ce30" table:formula="of:=AVERAGE([.O25:.O29])" office:value-type="string" office:string-value="" calcext:value-type="error">
            <text:p>#DIV/0!</text:p>
          </table:table-cell>
          <table:table-cell table:style-name="ce31" table:formula="of:=AVERAGE([.P25:.P29])" office:value-type="string" office:string-value="" calcext:value-type="error">
            <text:p>#DIV/0!</text:p>
          </table:table-cell>
          <table:table-cell table:style-name="ce31" table:formula="of:=AVERAGE([.Q25:.Q29])" office:value-type="string" office:string-value="" calcext:value-type="error">
            <text:p>#DIV/0!</text:p>
          </table:table-cell>
          <table:table-cell table:style-name="ce30" table:formula="of:=AVERAGE([.R25:.R29])" office:value-type="string" office:string-value="" calcext:value-type="error">
            <text:p>#DIV/0!</text:p>
          </table:table-cell>
          <table:table-cell table:style-name="ce31" table:formula="of:=AVERAGE([.S25:.S29])" office:value-type="string" office:string-value="" calcext:value-type="error">
            <text:p>#DIV/0!</text:p>
          </table:table-cell>
          <table:table-cell table:style-name="ce31" table:formula="of:=AVERAGE([.T25:.T29])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float" office:value="10000000" calcext:value-type="float">
            <text:p>10000000</text:p>
          </table:table-cell>
          <table:table-cell table:style-name="ce30" table:formula="of:=AVERAGE([.C25:.C29])" office:value-type="string" office:string-value="" calcext:value-type="error">
            <text:p>#DIV/0!</text:p>
          </table:table-cell>
          <table:table-cell table:style-name="ce30" table:formula="of:=AVERAGE([.F25:.F29])" office:value-type="string" office:string-value="" calcext:value-type="error">
            <text:p>#DIV/0!</text:p>
          </table:table-cell>
          <table:table-cell table:style-name="ce30" table:formula="of:=AVERAGE([.I25:.I29])" office:value-type="string" office:string-value="" calcext:value-type="error">
            <text:p>#DIV/0!</text:p>
          </table:table-cell>
          <table:table-cell table:style-name="ce30" table:formula="of:=AVERAGE([.L25:.L29])" office:value-type="string" office:string-value="" calcext:value-type="error">
            <text:p>#DIV/0!</text:p>
          </table:table-cell>
          <table:table-cell table:style-name="ce30" table:formula="of:=AVERAGE([.O25:.O29])" office:value-type="string" office:string-value="" calcext:value-type="error">
            <text:p>#DIV/0!</text:p>
          </table:table-cell>
          <table:table-cell table:style-name="ce30" table:formula="of:=AVERAGE([.R25:.R29])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0" calcext:value-type="float">
            <text:p>100000000</text:p>
          </table:table-cell>
          <table:table-cell table:style-name="ce30" table:formula="of:=AVERAGE([.C30:.C34])" office:value-type="string" office:string-value="" calcext:value-type="error">
            <text:p>#DIV/0!</text:p>
          </table:table-cell>
          <table:table-cell table:style-name="ce31" table:formula="of:=AVERAGE([.D30:.D34])" office:value-type="string" office:string-value="" calcext:value-type="error">
            <text:p>#DIV/0!</text:p>
          </table:table-cell>
          <table:table-cell table:style-name="ce31" table:formula="of:=AVERAGE([.E30:.E34])" office:value-type="string" office:string-value="" calcext:value-type="error">
            <text:p>#DIV/0!</text:p>
          </table:table-cell>
          <table:table-cell table:style-name="ce30" table:formula="of:=AVERAGE([.F30:.F34])" office:value-type="string" office:string-value="" calcext:value-type="error">
            <text:p>#DIV/0!</text:p>
          </table:table-cell>
          <table:table-cell table:style-name="ce31" table:formula="of:=AVERAGE([.G30:.G34])" office:value-type="string" office:string-value="" calcext:value-type="error">
            <text:p>#DIV/0!</text:p>
          </table:table-cell>
          <table:table-cell table:style-name="ce31" table:formula="of:=AVERAGE([.H30:.H34])" office:value-type="string" office:string-value="" calcext:value-type="error">
            <text:p>#DIV/0!</text:p>
          </table:table-cell>
          <table:table-cell table:style-name="ce30" table:formula="of:=AVERAGE([.I30:.I34])" office:value-type="string" office:string-value="" calcext:value-type="error">
            <text:p>#DIV/0!</text:p>
          </table:table-cell>
          <table:table-cell table:style-name="ce31" table:formula="of:=AVERAGE([.J30:.J34])" office:value-type="string" office:string-value="" calcext:value-type="error">
            <text:p>#DIV/0!</text:p>
          </table:table-cell>
          <table:table-cell table:style-name="ce31" table:formula="of:=AVERAGE([.K30:.K34])" office:value-type="string" office:string-value="" calcext:value-type="error">
            <text:p>#DIV/0!</text:p>
          </table:table-cell>
          <table:table-cell table:style-name="ce30" table:formula="of:=AVERAGE([.L30:.L34])" office:value-type="string" office:string-value="" calcext:value-type="error">
            <text:p>#DIV/0!</text:p>
          </table:table-cell>
          <table:table-cell table:style-name="ce31" table:formula="of:=AVERAGE([.M30:.M34])" office:value-type="string" office:string-value="" calcext:value-type="error">
            <text:p>#DIV/0!</text:p>
          </table:table-cell>
          <table:table-cell table:style-name="ce31" table:formula="of:=AVERAGE([.N30:.N34])" office:value-type="string" office:string-value="" calcext:value-type="error">
            <text:p>#DIV/0!</text:p>
          </table:table-cell>
          <table:table-cell table:style-name="ce30" table:formula="of:=AVERAGE([.O30:.O34])" office:value-type="string" office:string-value="" calcext:value-type="error">
            <text:p>#DIV/0!</text:p>
          </table:table-cell>
          <table:table-cell table:style-name="ce31" table:formula="of:=AVERAGE([.P30:.P34])" office:value-type="string" office:string-value="" calcext:value-type="error">
            <text:p>#DIV/0!</text:p>
          </table:table-cell>
          <table:table-cell table:style-name="ce31" table:formula="of:=AVERAGE([.Q30:.Q34])" office:value-type="string" office:string-value="" calcext:value-type="error">
            <text:p>#DIV/0!</text:p>
          </table:table-cell>
          <table:table-cell table:style-name="ce30" table:formula="of:=AVERAGE([.R30:.R34])" office:value-type="string" office:string-value="" calcext:value-type="error">
            <text:p>#DIV/0!</text:p>
          </table:table-cell>
          <table:table-cell table:style-name="ce31" table:formula="of:=AVERAGE([.S30:.S34])" office:value-type="string" office:string-value="" calcext:value-type="error">
            <text:p>#DIV/0!</text:p>
          </table:table-cell>
          <table:table-cell table:style-name="ce31" table:formula="of:=AVERAGE([.T30:.T34])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float" office:value="100000000" calcext:value-type="float">
            <text:p>100000000</text:p>
          </table:table-cell>
          <table:table-cell table:style-name="ce30" table:formula="of:=AVERAGE([.C30:.C34])" office:value-type="string" office:string-value="" calcext:value-type="error">
            <text:p>#DIV/0!</text:p>
          </table:table-cell>
          <table:table-cell table:style-name="ce30" table:formula="of:=AVERAGE([.F30:.F34])" office:value-type="string" office:string-value="" calcext:value-type="error">
            <text:p>#DIV/0!</text:p>
          </table:table-cell>
          <table:table-cell table:style-name="ce30" table:formula="of:=AVERAGE([.I30:.I34])" office:value-type="string" office:string-value="" calcext:value-type="error">
            <text:p>#DIV/0!</text:p>
          </table:table-cell>
          <table:table-cell table:style-name="ce30" table:formula="of:=AVERAGE([.L30:.L34])" office:value-type="string" office:string-value="" calcext:value-type="error">
            <text:p>#DIV/0!</text:p>
          </table:table-cell>
          <table:table-cell table:style-name="ce30" table:formula="of:=AVERAGE([.O30:.O34])" office:value-type="string" office:string-value="" calcext:value-type="error">
            <text:p>#DIV/0!</text:p>
          </table:table-cell>
          <table:table-cell table:style-name="ce30" table:formula="of:=AVERAGE([.R30:.R34])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1">
          <table:table-cell table:style-name="ce6" office:value-type="float" office:value="1000000000" calcext:value-type="float">
            <text:p>1000000000</text:p>
          </table:table-cell>
          <table:table-cell table:style-name="ce30" table:formula="of:=AVERAGE([.C35:.C39])" office:value-type="string" office:string-value="" calcext:value-type="error">
            <text:p>#DIV/0!</text:p>
          </table:table-cell>
          <table:table-cell table:style-name="ce31" table:formula="of:=AVERAGE([.D35:.D39])" office:value-type="string" office:string-value="" calcext:value-type="error">
            <text:p>#DIV/0!</text:p>
          </table:table-cell>
          <table:table-cell table:style-name="ce31" table:formula="of:=AVERAGE([.E35:.E39])" office:value-type="string" office:string-value="" calcext:value-type="error">
            <text:p>#DIV/0!</text:p>
          </table:table-cell>
          <table:table-cell table:style-name="ce30" table:formula="of:=AVERAGE([.F35:.F39])" office:value-type="string" office:string-value="" calcext:value-type="error">
            <text:p>#DIV/0!</text:p>
          </table:table-cell>
          <table:table-cell table:style-name="ce31" table:formula="of:=AVERAGE([.G35:.G39])" office:value-type="string" office:string-value="" calcext:value-type="error">
            <text:p>#DIV/0!</text:p>
          </table:table-cell>
          <table:table-cell table:style-name="ce31" table:formula="of:=AVERAGE([.H35:.H39])" office:value-type="string" office:string-value="" calcext:value-type="error">
            <text:p>#DIV/0!</text:p>
          </table:table-cell>
          <table:table-cell table:style-name="ce30" table:formula="of:=AVERAGE([.I35:.I39])" office:value-type="string" office:string-value="" calcext:value-type="error">
            <text:p>#DIV/0!</text:p>
          </table:table-cell>
          <table:table-cell table:style-name="ce31" table:formula="of:=AVERAGE([.J35:.J39])" office:value-type="string" office:string-value="" calcext:value-type="error">
            <text:p>#DIV/0!</text:p>
          </table:table-cell>
          <table:table-cell table:style-name="ce31" table:formula="of:=AVERAGE([.K35:.K39])" office:value-type="string" office:string-value="" calcext:value-type="error">
            <text:p>#DIV/0!</text:p>
          </table:table-cell>
          <table:table-cell table:style-name="ce30" table:formula="of:=AVERAGE([.L35:.L39])" office:value-type="string" office:string-value="" calcext:value-type="error">
            <text:p>#DIV/0!</text:p>
          </table:table-cell>
          <table:table-cell table:style-name="ce31" table:formula="of:=AVERAGE([.M35:.M39])" office:value-type="string" office:string-value="" calcext:value-type="error">
            <text:p>#DIV/0!</text:p>
          </table:table-cell>
          <table:table-cell table:style-name="ce31" table:formula="of:=AVERAGE([.N35:.N39])" office:value-type="string" office:string-value="" calcext:value-type="error">
            <text:p>#DIV/0!</text:p>
          </table:table-cell>
          <table:table-cell table:style-name="ce30" table:formula="of:=AVERAGE([.O35:.O39])" office:value-type="string" office:string-value="" calcext:value-type="error">
            <text:p>#DIV/0!</text:p>
          </table:table-cell>
          <table:table-cell table:style-name="ce31" table:formula="of:=AVERAGE([.P35:.P39])" office:value-type="string" office:string-value="" calcext:value-type="error">
            <text:p>#DIV/0!</text:p>
          </table:table-cell>
          <table:table-cell table:style-name="ce31" table:formula="of:=AVERAGE([.Q35:.Q39])" office:value-type="string" office:string-value="" calcext:value-type="error">
            <text:p>#DIV/0!</text:p>
          </table:table-cell>
          <table:table-cell table:style-name="ce30" table:formula="of:=AVERAGE([.R35:.R39])" office:value-type="string" office:string-value="" calcext:value-type="error">
            <text:p>#DIV/0!</text:p>
          </table:table-cell>
          <table:table-cell table:style-name="ce31" table:formula="of:=AVERAGE([.S35:.S39])" office:value-type="string" office:string-value="" calcext:value-type="error">
            <text:p>#DIV/0!</text:p>
          </table:table-cell>
          <table:table-cell table:style-name="ce31" table:formula="of:=AVERAGE([.T35:.T39])" office:value-type="string" office:string-value="" calcext:value-type="error">
            <text:p>#DIV/0!</text:p>
          </table:table-cell>
          <table:table-cell table:number-columns-repeated="2"/>
          <table:table-cell table:style-name="ce6" office:value-type="float" office:value="1000000000" calcext:value-type="float">
            <text:p>1000000000</text:p>
          </table:table-cell>
          <table:table-cell table:style-name="ce30" table:formula="of:=AVERAGE([.C35:.C39])" office:value-type="string" office:string-value="" calcext:value-type="error">
            <text:p>#DIV/0!</text:p>
          </table:table-cell>
          <table:table-cell table:style-name="ce30" table:formula="of:=AVERAGE([.F35:.F39])" office:value-type="string" office:string-value="" calcext:value-type="error">
            <text:p>#DIV/0!</text:p>
          </table:table-cell>
          <table:table-cell table:style-name="ce30" table:formula="of:=AVERAGE([.I35:.I39])" office:value-type="string" office:string-value="" calcext:value-type="error">
            <text:p>#DIV/0!</text:p>
          </table:table-cell>
          <table:table-cell table:style-name="ce30" table:formula="of:=AVERAGE([.L35:.L40])" office:value-type="string" office:string-value="" calcext:value-type="error">
            <text:p>#DIV/0!</text:p>
          </table:table-cell>
          <table:table-cell table:style-name="ce30" table:formula="of:=AVERAGE([.O35:.O39])" office:value-type="string" office:string-value="" calcext:value-type="error">
            <text:p>#DIV/0!</text:p>
          </table:table-cell>
          <table:table-cell table:style-name="ce30" table:formula="of:=AVERAGE([.R35:.R39])" office:value-type="string" office:string-value="" calcext:value-type="error">
            <text:p>#DIV/0!</text:p>
          </table:table-cell>
          <table:table-cell table:style-name="Default" table:number-columns-repeated="10"/>
          <table:table-cell table:number-columns-repeated="24"/>
          <table:table-cell table:style-name="Default" table:number-columns-repeated="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6"/>
          <table:table-cell table:style-name="Default"/>
          <table:table-cell table:number-columns-repeated="37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10"/>
          <table:table-cell table:style-name="Default"/>
          <table:table-cell table:number-columns-repeated="37"/>
        </table:table-row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11" office:value-type="string" calcext:value-type="string" table:number-columns-spanned="12" table:number-rows-spanned="1">
            <text:p>Speedups (Average)</text:p>
          </table:table-cell>
          <table:covered-table-cell table:number-columns-repeated="11" table:style-name="ce28"/>
          <table:table-cell table:style-name="Default" table:number-columns-repeated="3"/>
          <table:table-cell table:number-columns-repeated="5"/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1" office:value-type="string" calcext:value-type="string" table:number-columns-spanned="4" table:number-rows-spanned="1">
            <text:p>Speedups (Average)</text:p>
          </table:table-cell>
          <table:covered-table-cell table:number-columns-repeated="3" table:style-name="ce28"/>
          <table:table-cell table:style-name="Default" table:number-columns-repeated="2"/>
          <table:table-cell table:number-columns-repeated="36"/>
        </table:table-row>
        <table:table-row table:style-name="ro1">
          <table:covered-table-cell table:style-name="ce2"/>
          <table:table-cell table:style-name="ce26" office:value-type="string" calcext:value-type="string" table:number-columns-spanned="12" table:number-rows-spanned="1">
            <text:p>Parallel with Multi-Threading</text:p>
          </table:table-cell>
          <table:covered-table-cell table:style-name="ce26"/>
          <table:covered-table-cell table:number-columns-repeated="2" table:style-name="ce41"/>
          <table:covered-table-cell table:number-columns-repeated="2" table:style-name="Default"/>
          <table:covered-table-cell table:number-columns-repeated="6" table:style-name="ce41"/>
          <table:table-cell table:style-name="Default" table:number-columns-repeated="3"/>
          <table:table-cell table:number-columns-repeated="5"/>
          <table:covered-table-cell table:style-name="ce2"/>
          <table:table-cell table:style-name="ce26" office:value-type="string" calcext:value-type="string" table:number-columns-spanned="4" table:number-rows-spanned="1">
            <text:p>Parallel with Multi-Threading</text:p>
          </table:table-cell>
          <table:covered-table-cell table:number-columns-repeated="3" table:style-name="ce41"/>
          <table:table-cell table:style-name="Default"/>
          <table:table-cell table:number-columns-repeated="36"/>
          <table:table-cell table:style-name="Default"/>
        </table:table-row>
        <table:table-row table:style-name="ro1">
          <table:covered-table-cell table:style-name="ce3"/>
          <table:table-cell table:style-name="ce27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7" office:value-type="string" calcext:value-type="string">
            <text:p>2 Threads</text:p>
          </table:covered-table-cell>
          <table:table-cell table:style-name="ce27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7" office:value-type="string" calcext:value-type="string">
            <text:p>4 Threads</text:p>
          </table:covered-table-cell>
          <table:table-cell table:style-name="ce27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7" office:value-type="string" calcext:value-type="string">
            <text:p>8 Threads</text:p>
          </table:covered-table-cell>
          <table:table-cell table:style-name="ce27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7" office:value-type="string" calcext:value-type="string">
            <text:p>12 Threads</text:p>
          </table:covered-table-cell>
          <table:table-cell table:style-name="Default" table:number-columns-repeated="6"/>
          <table:table-cell table:number-columns-repeated="2"/>
          <table:covered-table-cell table:style-name="ce3"/>
          <table:table-cell table:style-name="ce27" office:value-type="string" calcext:value-type="string">
            <text:p>2 Threads</text:p>
          </table:table-cell>
          <table:table-cell table:style-name="ce27" office:value-type="string" calcext:value-type="string">
            <text:p>4 Threads</text:p>
          </table:table-cell>
          <table:table-cell table:style-name="ce27" office:value-type="string" calcext:value-type="string">
            <text:p>8 Threads</text:p>
          </table:table-cell>
          <table:table-cell table:style-name="ce27" office:value-type="string" calcext:value-type="string">
            <text:p>12 Threads</text:p>
          </table:table-cell>
          <table:table-cell table:style-name="Default"/>
          <table:table-cell table:number-columns-repeated="35"/>
          <table:table-cell table:style-name="Default" table:number-columns-repeated="2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30" table:formula="of:=[.E47]/[.H47]" office:value-type="string" office:string-value="" calcext:value-type="error">
            <text:p>#DIV/0!</text:p>
          </table:table-cell>
          <table:table-cell table:style-name="ce30" table:formula="of:=[.E47]/[.K47]" office:value-type="string" office:string-value="" calcext:value-type="error">
            <text:p>#DIV/0!</text:p>
          </table:table-cell>
          <table:table-cell table:style-name="ce30" table:formula="of:=[.E47]/[.N47]" office:value-type="string" office:string-value="" calcext:value-type="error">
            <text:p>#DIV/0!</text:p>
          </table:table-cell>
          <table:table-cell table:style-name="ce30" table:formula="of:=[.E47]/[.Q47]" office:value-type="string" office:string-value="" calcext:value-type="error">
            <text:p>#DIV/0!</text:p>
          </table:table-cell>
          <table:table-cell table:style-name="Default"/>
          <table:table-cell table:number-columns-repeated="35"/>
          <table:table-cell table:style-name="Default" table:number-columns-repeated="2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30" table:formula="of:=[.E47]/[.H47]" office:value-type="string" office:string-value="" calcext:value-type="error">
            <text:p>#DIV/0!</text:p>
          </table:table-cell>
          <table:table-cell table:style-name="ce31" table:formula="of:=[.F47]/[.I47]" office:value-type="string" office:string-value="" calcext:value-type="error">
            <text:p>#DIV/0!</text:p>
          </table:table-cell>
          <table:table-cell table:style-name="ce31" table:formula="of:=[.G47]/[.J47]" office:value-type="string" office:string-value="" calcext:value-type="error">
            <text:p>#DIV/0!</text:p>
          </table:table-cell>
          <table:table-cell table:style-name="ce30" table:formula="of:=[.E47]/[.K47]" office:value-type="string" office:string-value="" calcext:value-type="error">
            <text:p>#DIV/0!</text:p>
          </table:table-cell>
          <table:table-cell table:style-name="ce31" table:formula="of:=[.F47]/[.L47]" office:value-type="string" office:string-value="" calcext:value-type="error">
            <text:p>#DIV/0!</text:p>
          </table:table-cell>
          <table:table-cell table:style-name="ce31" table:formula="of:=[.G47]/[.M47]" office:value-type="string" office:string-value="" calcext:value-type="error">
            <text:p>#DIV/0!</text:p>
          </table:table-cell>
          <table:table-cell table:style-name="ce30" table:formula="of:=[.E47]/[.N47]" office:value-type="string" office:string-value="" calcext:value-type="error">
            <text:p>#DIV/0!</text:p>
          </table:table-cell>
          <table:table-cell table:style-name="ce31" table:formula="of:=[.F47]/[.O47]" office:value-type="string" office:string-value="" calcext:value-type="error">
            <text:p>#DIV/0!</text:p>
          </table:table-cell>
          <table:table-cell table:style-name="ce31" table:formula="of:=[.G47]/[.P47]" office:value-type="string" office:string-value="" calcext:value-type="error">
            <text:p>#DIV/0!</text:p>
          </table:table-cell>
          <table:table-cell table:style-name="ce30" table:formula="of:=[.E47]/[.Q47]" office:value-type="string" office:string-value="" calcext:value-type="error">
            <text:p>#DIV/0!</text:p>
          </table:table-cell>
          <table:table-cell table:style-name="ce31" table:formula="of:=[.F47]/[.R47]" office:value-type="string" office:string-value="" calcext:value-type="error">
            <text:p>#DIV/0!</text:p>
          </table:table-cell>
          <table:table-cell table:style-name="ce31" table:formula="of:=[.G47]/[.S47]" office:value-type="string" office:string-value="" calcext:value-type="error">
            <text:p>#DIV/0!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" calcext:value-type="float">
            <text:p>10000</text:p>
          </table:table-cell>
          <table:table-cell table:style-name="ce30" table:formula="of:=[.E48]/[.H48]" office:value-type="string" office:string-value="" calcext:value-type="error">
            <text:p>#DIV/0!</text:p>
          </table:table-cell>
          <table:table-cell table:style-name="ce30" table:formula="of:=[.E48]/[.K48]" office:value-type="string" office:string-value="" calcext:value-type="error">
            <text:p>#DIV/0!</text:p>
          </table:table-cell>
          <table:table-cell table:style-name="ce30" table:formula="of:=[.E48]/[.N48]" office:value-type="string" office:string-value="" calcext:value-type="error">
            <text:p>#DIV/0!</text:p>
          </table:table-cell>
          <table:table-cell table:style-name="ce30" table:formula="of:=[.E48]/[.Q48]" office:value-type="string" office:string-value="" calcext:value-type="error">
            <text:p>#DIV/0!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style-name="ce30" table:formula="of:=[.E48]/[.H48]" office:value-type="string" office:string-value="" calcext:value-type="error">
            <text:p>#DIV/0!</text:p>
          </table:table-cell>
          <table:table-cell table:style-name="ce31" table:formula="of:=[.F48]/[.I48]" office:value-type="string" office:string-value="" calcext:value-type="error">
            <text:p>#DIV/0!</text:p>
          </table:table-cell>
          <table:table-cell table:style-name="ce31" table:formula="of:=[.G48]/[.J48]" office:value-type="string" office:string-value="" calcext:value-type="error">
            <text:p>#DIV/0!</text:p>
          </table:table-cell>
          <table:table-cell table:style-name="ce30" table:formula="of:=[.E48]/[.K48]" office:value-type="string" office:string-value="" calcext:value-type="error">
            <text:p>#DIV/0!</text:p>
          </table:table-cell>
          <table:table-cell table:style-name="ce31" table:formula="of:=[.F48]/[.L48]" office:value-type="string" office:string-value="" calcext:value-type="error">
            <text:p>#DIV/0!</text:p>
          </table:table-cell>
          <table:table-cell table:style-name="ce31" table:formula="of:=[.G48]/[.M48]" office:value-type="string" office:string-value="" calcext:value-type="error">
            <text:p>#DIV/0!</text:p>
          </table:table-cell>
          <table:table-cell table:style-name="ce30" table:formula="of:=[.E48]/[.N48]" office:value-type="string" office:string-value="" calcext:value-type="error">
            <text:p>#DIV/0!</text:p>
          </table:table-cell>
          <table:table-cell table:style-name="ce31" table:formula="of:=[.F48]/[.O48]" office:value-type="string" office:string-value="" calcext:value-type="error">
            <text:p>#DIV/0!</text:p>
          </table:table-cell>
          <table:table-cell table:style-name="ce31" table:formula="of:=[.G48]/[.P48]" office:value-type="string" office:string-value="" calcext:value-type="error">
            <text:p>#DIV/0!</text:p>
          </table:table-cell>
          <table:table-cell table:style-name="ce30" table:formula="of:=[.E48]/[.Q48]" office:value-type="string" office:string-value="" calcext:value-type="error">
            <text:p>#DIV/0!</text:p>
          </table:table-cell>
          <table:table-cell table:style-name="ce31" table:formula="of:=[.F48]/[.R48]" office:value-type="string" office:string-value="" calcext:value-type="error">
            <text:p>#DIV/0!</text:p>
          </table:table-cell>
          <table:table-cell table:style-name="ce31" table:formula="of:=[.G48]/[.S48]" office:value-type="string" office:string-value="" calcext:value-type="error">
            <text:p>#DIV/0!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" calcext:value-type="float">
            <text:p>100000</text:p>
          </table:table-cell>
          <table:table-cell table:style-name="ce30" table:formula="of:=[.E49]/[.H49]" office:value-type="string" office:string-value="" calcext:value-type="error">
            <text:p>#DIV/0!</text:p>
          </table:table-cell>
          <table:table-cell table:style-name="ce30" table:formula="of:=[.E49]/[.K49]" office:value-type="string" office:string-value="" calcext:value-type="error">
            <text:p>#DIV/0!</text:p>
          </table:table-cell>
          <table:table-cell table:style-name="ce30" table:formula="of:=[.E49]/[.N49]" office:value-type="string" office:string-value="" calcext:value-type="error">
            <text:p>#DIV/0!</text:p>
          </table:table-cell>
          <table:table-cell table:style-name="ce30" table:formula="of:=[.E49]/[.Q49]" office:value-type="string" office:string-value="" calcext:value-type="error">
            <text:p>#DIV/0!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" calcext:value-type="float">
            <text:p>100000</text:p>
          </table:table-cell>
          <table:table-cell table:style-name="ce30" table:formula="of:=[.E49]/[.H49]" office:value-type="string" office:string-value="" calcext:value-type="error">
            <text:p>#DIV/0!</text:p>
          </table:table-cell>
          <table:table-cell table:style-name="ce31" table:formula="of:=[.F49]/[.I49]" office:value-type="string" office:string-value="" calcext:value-type="error">
            <text:p>#DIV/0!</text:p>
          </table:table-cell>
          <table:table-cell table:style-name="ce31" table:formula="of:=[.G49]/[.J49]" office:value-type="string" office:string-value="" calcext:value-type="error">
            <text:p>#DIV/0!</text:p>
          </table:table-cell>
          <table:table-cell table:style-name="ce30" table:formula="of:=[.E49]/[.K49]" office:value-type="string" office:string-value="" calcext:value-type="error">
            <text:p>#DIV/0!</text:p>
          </table:table-cell>
          <table:table-cell table:style-name="ce31" table:formula="of:=[.F49]/[.L49]" office:value-type="string" office:string-value="" calcext:value-type="error">
            <text:p>#DIV/0!</text:p>
          </table:table-cell>
          <table:table-cell table:style-name="ce31" table:formula="of:=[.G49]/[.M49]" office:value-type="string" office:string-value="" calcext:value-type="error">
            <text:p>#DIV/0!</text:p>
          </table:table-cell>
          <table:table-cell table:style-name="ce30" table:formula="of:=[.E49]/[.N49]" office:value-type="string" office:string-value="" calcext:value-type="error">
            <text:p>#DIV/0!</text:p>
          </table:table-cell>
          <table:table-cell table:style-name="ce31" table:formula="of:=[.F49]/[.O49]" office:value-type="string" office:string-value="" calcext:value-type="error">
            <text:p>#DIV/0!</text:p>
          </table:table-cell>
          <table:table-cell table:style-name="ce31" table:formula="of:=[.G49]/[.P49]" office:value-type="string" office:string-value="" calcext:value-type="error">
            <text:p>#DIV/0!</text:p>
          </table:table-cell>
          <table:table-cell table:style-name="ce30" table:formula="of:=[.E49]/[.Q49]" office:value-type="string" office:string-value="" calcext:value-type="error">
            <text:p>#DIV/0!</text:p>
          </table:table-cell>
          <table:table-cell table:style-name="ce31" table:formula="of:=[.F49]/[.R49]" office:value-type="string" office:string-value="" calcext:value-type="error">
            <text:p>#DIV/0!</text:p>
          </table:table-cell>
          <table:table-cell table:style-name="ce31" table:formula="of:=[.G49]/[.S49]" office:value-type="string" office:string-value="" calcext:value-type="error">
            <text:p>#DIV/0!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" calcext:value-type="float">
            <text:p>1000000</text:p>
          </table:table-cell>
          <table:table-cell table:style-name="ce30" table:formula="of:=[.E50]/[.H50]" office:value-type="string" office:string-value="" calcext:value-type="error">
            <text:p>#DIV/0!</text:p>
          </table:table-cell>
          <table:table-cell table:style-name="ce30" table:formula="of:=[.E50]/[.K50]" office:value-type="string" office:string-value="" calcext:value-type="error">
            <text:p>#DIV/0!</text:p>
          </table:table-cell>
          <table:table-cell table:style-name="ce30" table:formula="of:=[.E50]/[.N50]" office:value-type="string" office:string-value="" calcext:value-type="error">
            <text:p>#DIV/0!</text:p>
          </table:table-cell>
          <table:table-cell table:style-name="ce30" table:formula="of:=[.E50]/[.Q50]" office:value-type="string" office:string-value="" calcext:value-type="error">
            <text:p>#DIV/0!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" calcext:value-type="float">
            <text:p>1000000</text:p>
          </table:table-cell>
          <table:table-cell table:style-name="ce30" table:formula="of:=[.E50]/[.H50]" office:value-type="string" office:string-value="" calcext:value-type="error">
            <text:p>#DIV/0!</text:p>
          </table:table-cell>
          <table:table-cell table:style-name="ce31" table:formula="of:=[.F50]/[.I50]" office:value-type="string" office:string-value="" calcext:value-type="error">
            <text:p>#DIV/0!</text:p>
          </table:table-cell>
          <table:table-cell table:style-name="ce31" table:formula="of:=[.G50]/[.J50]" office:value-type="string" office:string-value="" calcext:value-type="error">
            <text:p>#DIV/0!</text:p>
          </table:table-cell>
          <table:table-cell table:style-name="ce30" table:formula="of:=[.E50]/[.K50]" office:value-type="string" office:string-value="" calcext:value-type="error">
            <text:p>#DIV/0!</text:p>
          </table:table-cell>
          <table:table-cell table:style-name="ce31" table:formula="of:=[.F50]/[.L50]" office:value-type="string" office:string-value="" calcext:value-type="error">
            <text:p>#DIV/0!</text:p>
          </table:table-cell>
          <table:table-cell table:style-name="ce31" table:formula="of:=[.G50]/[.M50]" office:value-type="string" office:string-value="" calcext:value-type="error">
            <text:p>#DIV/0!</text:p>
          </table:table-cell>
          <table:table-cell table:style-name="ce30" table:formula="of:=[.E50]/[.N50]" office:value-type="string" office:string-value="" calcext:value-type="error">
            <text:p>#DIV/0!</text:p>
          </table:table-cell>
          <table:table-cell table:style-name="ce31" table:formula="of:=[.F50]/[.O50]" office:value-type="string" office:string-value="" calcext:value-type="error">
            <text:p>#DIV/0!</text:p>
          </table:table-cell>
          <table:table-cell table:style-name="ce31" table:formula="of:=[.G50]/[.P50]" office:value-type="string" office:string-value="" calcext:value-type="error">
            <text:p>#DIV/0!</text:p>
          </table:table-cell>
          <table:table-cell table:style-name="ce30" table:formula="of:=[.E50]/[.Q50]" office:value-type="string" office:string-value="" calcext:value-type="error">
            <text:p>#DIV/0!</text:p>
          </table:table-cell>
          <table:table-cell table:style-name="ce31" table:formula="of:=[.F50]/[.R50]" office:value-type="string" office:string-value="" calcext:value-type="error">
            <text:p>#DIV/0!</text:p>
          </table:table-cell>
          <table:table-cell table:style-name="ce31" table:formula="of:=[.G50]/[.S50]" office:value-type="string" office:string-value="" calcext:value-type="error">
            <text:p>#DIV/0!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" calcext:value-type="float">
            <text:p>10000000</text:p>
          </table:table-cell>
          <table:table-cell table:style-name="ce30" table:formula="of:=[.E51]/[.H51]" office:value-type="string" office:string-value="" calcext:value-type="error">
            <text:p>#DIV/0!</text:p>
          </table:table-cell>
          <table:table-cell table:style-name="ce30" table:formula="of:=[.E51]/[.K51]" office:value-type="string" office:string-value="" calcext:value-type="error">
            <text:p>#DIV/0!</text:p>
          </table:table-cell>
          <table:table-cell table:style-name="ce30" table:formula="of:=[.E51]/[.N51]" office:value-type="string" office:string-value="" calcext:value-type="error">
            <text:p>#DIV/0!</text:p>
          </table:table-cell>
          <table:table-cell table:style-name="ce30" table:formula="of:=[.E51]/[.Q51]" office:value-type="string" office:string-value="" calcext:value-type="error">
            <text:p>#DIV/0!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" calcext:value-type="float">
            <text:p>10000000</text:p>
          </table:table-cell>
          <table:table-cell table:style-name="ce30" table:formula="of:=[.E51]/[.H51]" office:value-type="string" office:string-value="" calcext:value-type="error">
            <text:p>#DIV/0!</text:p>
          </table:table-cell>
          <table:table-cell table:style-name="ce31" table:formula="of:=[.F51]/[.I51]" office:value-type="string" office:string-value="" calcext:value-type="error">
            <text:p>#DIV/0!</text:p>
          </table:table-cell>
          <table:table-cell table:style-name="ce31" table:formula="of:=[.G51]/[.J51]" office:value-type="string" office:string-value="" calcext:value-type="error">
            <text:p>#DIV/0!</text:p>
          </table:table-cell>
          <table:table-cell table:style-name="ce30" table:formula="of:=[.E51]/[.K51]" office:value-type="string" office:string-value="" calcext:value-type="error">
            <text:p>#DIV/0!</text:p>
          </table:table-cell>
          <table:table-cell table:style-name="ce31" table:formula="of:=[.F51]/[.L51]" office:value-type="string" office:string-value="" calcext:value-type="error">
            <text:p>#DIV/0!</text:p>
          </table:table-cell>
          <table:table-cell table:style-name="ce31" table:formula="of:=[.G51]/[.M51]" office:value-type="string" office:string-value="" calcext:value-type="error">
            <text:p>#DIV/0!</text:p>
          </table:table-cell>
          <table:table-cell table:style-name="ce30" table:formula="of:=[.E51]/[.N51]" office:value-type="string" office:string-value="" calcext:value-type="error">
            <text:p>#DIV/0!</text:p>
          </table:table-cell>
          <table:table-cell table:style-name="ce31" table:formula="of:=[.F51]/[.O51]" office:value-type="string" office:string-value="" calcext:value-type="error">
            <text:p>#DIV/0!</text:p>
          </table:table-cell>
          <table:table-cell table:style-name="ce31" table:formula="of:=[.G51]/[.P51]" office:value-type="string" office:string-value="" calcext:value-type="error">
            <text:p>#DIV/0!</text:p>
          </table:table-cell>
          <table:table-cell table:style-name="ce30" table:formula="of:=[.E51]/[.Q51]" office:value-type="string" office:string-value="" calcext:value-type="error">
            <text:p>#DIV/0!</text:p>
          </table:table-cell>
          <table:table-cell table:style-name="ce31" table:formula="of:=[.F51]/[.R51]" office:value-type="string" office:string-value="" calcext:value-type="error">
            <text:p>#DIV/0!</text:p>
          </table:table-cell>
          <table:table-cell table:style-name="ce31" table:formula="of:=[.G51]/[.S51]" office:value-type="string" office:string-value="" calcext:value-type="error">
            <text:p>#DIV/0!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0" calcext:value-type="float">
            <text:p>100000000</text:p>
          </table:table-cell>
          <table:table-cell table:style-name="ce30" table:formula="of:=[.E52]/[.H52]" office:value-type="string" office:string-value="" calcext:value-type="error">
            <text:p>#DIV/0!</text:p>
          </table:table-cell>
          <table:table-cell table:style-name="ce30" table:formula="of:=[.E52]/[.K52]" office:value-type="string" office:string-value="" calcext:value-type="error">
            <text:p>#DIV/0!</text:p>
          </table:table-cell>
          <table:table-cell table:style-name="ce30" table:formula="of:=[.E52]/[.N52]" office:value-type="string" office:string-value="" calcext:value-type="error">
            <text:p>#DIV/0!</text:p>
          </table:table-cell>
          <table:table-cell table:style-name="ce30" table:formula="of:=[.E52]/[.Q52]" office:value-type="string" office:string-value="" calcext:value-type="error">
            <text:p>#DIV/0!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0" calcext:value-type="float">
            <text:p>100000000</text:p>
          </table:table-cell>
          <table:table-cell table:style-name="ce30" table:formula="of:=[.E52]/[.H52]" office:value-type="string" office:string-value="" calcext:value-type="error">
            <text:p>#DIV/0!</text:p>
          </table:table-cell>
          <table:table-cell table:style-name="ce31" table:formula="of:=[.F52]/[.I52]" office:value-type="string" office:string-value="" calcext:value-type="error">
            <text:p>#DIV/0!</text:p>
          </table:table-cell>
          <table:table-cell table:style-name="ce31" table:formula="of:=[.G52]/[.J52]" office:value-type="string" office:string-value="" calcext:value-type="error">
            <text:p>#DIV/0!</text:p>
          </table:table-cell>
          <table:table-cell table:style-name="ce30" table:formula="of:=[.E52]/[.K52]" office:value-type="string" office:string-value="" calcext:value-type="error">
            <text:p>#DIV/0!</text:p>
          </table:table-cell>
          <table:table-cell table:style-name="ce31" table:formula="of:=[.F52]/[.L52]" office:value-type="string" office:string-value="" calcext:value-type="error">
            <text:p>#DIV/0!</text:p>
          </table:table-cell>
          <table:table-cell table:style-name="ce31" table:formula="of:=[.G52]/[.M52]" office:value-type="string" office:string-value="" calcext:value-type="error">
            <text:p>#DIV/0!</text:p>
          </table:table-cell>
          <table:table-cell table:style-name="ce30" table:formula="of:=[.E52]/[.N52]" office:value-type="string" office:string-value="" calcext:value-type="error">
            <text:p>#DIV/0!</text:p>
          </table:table-cell>
          <table:table-cell table:style-name="ce31" table:formula="of:=[.F52]/[.O52]" office:value-type="string" office:string-value="" calcext:value-type="error">
            <text:p>#DIV/0!</text:p>
          </table:table-cell>
          <table:table-cell table:style-name="ce31" table:formula="of:=[.G52]/[.P52]" office:value-type="string" office:string-value="" calcext:value-type="error">
            <text:p>#DIV/0!</text:p>
          </table:table-cell>
          <table:table-cell table:style-name="ce30" table:formula="of:=[.E52]/[.Q52]" office:value-type="string" office:string-value="" calcext:value-type="error">
            <text:p>#DIV/0!</text:p>
          </table:table-cell>
          <table:table-cell table:style-name="ce31" table:formula="of:=[.F52]/[.R52]" office:value-type="string" office:string-value="" calcext:value-type="error">
            <text:p>#DIV/0!</text:p>
          </table:table-cell>
          <table:table-cell table:style-name="ce31" table:formula="of:=[.G52]/[.S52]" office:value-type="string" office:string-value="" calcext:value-type="error">
            <text:p>#DIV/0!</text:p>
          </table:table-cell>
          <table:table-cell table:style-name="Default" table:number-columns-repeated="6"/>
          <table:table-cell table:number-columns-repeated="2"/>
          <table:table-cell table:style-name="ce6" office:value-type="float" office:value="1000000000" calcext:value-type="float">
            <text:p>1000000000</text:p>
          </table:table-cell>
          <table:table-cell table:style-name="ce30" table:formula="of:=[.E53]/[.H53]" office:value-type="string" office:string-value="" calcext:value-type="error">
            <text:p>#DIV/0!</text:p>
          </table:table-cell>
          <table:table-cell table:style-name="ce30" table:formula="of:=[.E53]/[.K53]" office:value-type="string" office:string-value="" calcext:value-type="error">
            <text:p>#DIV/0!</text:p>
          </table:table-cell>
          <table:table-cell table:style-name="ce30" table:formula="of:=[.E53]/[.N53]" office:value-type="string" office:string-value="" calcext:value-type="error">
            <text:p>#DIV/0!</text:p>
          </table:table-cell>
          <table:table-cell table:style-name="ce30" table:formula="of:=[.E53]/[.Q53]" office:value-type="string" office:string-value="" calcext:value-type="error">
            <text:p>#DIV/0!</text:p>
          </table:table-cell>
          <table:table-cell table:number-columns-repeated="36"/>
          <table:table-cell table:style-name="Default" table:number-columns-repeated="2"/>
        </table:table-row>
        <table:table-row table:style-name="ro1">
          <table:table-cell table:style-name="ce6" office:value-type="float" office:value="1000000000" calcext:value-type="float">
            <text:p>1000000000</text:p>
          </table:table-cell>
          <table:table-cell table:style-name="ce30" table:formula="of:=[.E53]/[.H53]" office:value-type="string" office:string-value="" calcext:value-type="error">
            <text:p>#DIV/0!</text:p>
          </table:table-cell>
          <table:table-cell table:style-name="ce31" table:formula="of:=[.F53]/[.I53]" office:value-type="string" office:string-value="" calcext:value-type="error">
            <text:p>#DIV/0!</text:p>
          </table:table-cell>
          <table:table-cell table:style-name="ce31" table:formula="of:=[.G53]/[.J53]" office:value-type="string" office:string-value="" calcext:value-type="error">
            <text:p>#DIV/0!</text:p>
          </table:table-cell>
          <table:table-cell table:style-name="ce30" table:formula="of:=[.E53]/[.K53]" office:value-type="string" office:string-value="" calcext:value-type="error">
            <text:p>#DIV/0!</text:p>
          </table:table-cell>
          <table:table-cell table:style-name="ce31" table:formula="of:=[.F53]/[.L53]" office:value-type="string" office:string-value="" calcext:value-type="error">
            <text:p>#DIV/0!</text:p>
          </table:table-cell>
          <table:table-cell table:style-name="ce31" table:formula="of:=[.G53]/[.M53]" office:value-type="string" office:string-value="" calcext:value-type="error">
            <text:p>#DIV/0!</text:p>
          </table:table-cell>
          <table:table-cell table:style-name="ce30" table:formula="of:=[.E53]/[.N53]" office:value-type="string" office:string-value="" calcext:value-type="error">
            <text:p>#DIV/0!</text:p>
          </table:table-cell>
          <table:table-cell table:style-name="ce31" table:formula="of:=[.F53]/[.O53]" office:value-type="string" office:string-value="" calcext:value-type="error">
            <text:p>#DIV/0!</text:p>
          </table:table-cell>
          <table:table-cell table:style-name="ce31" table:formula="of:=[.G53]/[.P53]" office:value-type="string" office:string-value="" calcext:value-type="error">
            <text:p>#DIV/0!</text:p>
          </table:table-cell>
          <table:table-cell table:style-name="ce30" table:formula="of:=[.E53]/[.Q53]" office:value-type="string" office:string-value="" calcext:value-type="error">
            <text:p>#DIV/0!</text:p>
          </table:table-cell>
          <table:table-cell table:style-name="ce31" table:formula="of:=[.F53]/[.R53]" office:value-type="string" office:string-value="" calcext:value-type="error">
            <text:p>#DIV/0!</text:p>
          </table:table-cell>
          <table:table-cell table:style-name="ce31" table:formula="of:=[.G53]/[.S53]" office:value-type="string" office:string-value="" calcext:value-type="error">
            <text:p>#DIV/0!</text:p>
          </table:table-cell>
          <table:table-cell table:style-name="Default" table:number-columns-repeated="6"/>
          <table:table-cell table:number-columns-repeated="45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01:32:40.996377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3:19:34.721685363</meta:creation-date>
    <dc:date>2021-04-10T01:34:11.258412679</dc:date>
    <meta:editing-duration>PT6H45M48S</meta:editing-duration>
    <meta:editing-cycles>242</meta:editing-cycles>
    <meta:generator>LibreOffice/6.4.6.2$Linux_X86_64 LibreOffice_project/40$Build-2</meta:generator>
    <meta:document-statistic meta:table-count="1" meta:cell-count="60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7.555cm" svg:height="21.124cm" xlink:href=".." xlink:type="simple" chart:class="chart:bar" chart:style-name="ch1">
        <chart:title svg:x="12.899cm" svg:y="0.558cm" chart:style-name="ch2">
          <text:p>Pi Approximation (Monte Carlo Method) - OpenMP Version</text:p>
        </chart:title>
        <chart:subtitle svg:x="16.246cm" svg:y="1.759cm" chart:style-name="ch3">
          <text:p>Execution Times in Seconds</text:p>
        </chart:subtitle>
        <chart:legend chart:legend-position="end" svg:x="34.948cm" svg:y="8.769cm" style:legend-expansion="high" chart:style-name="ch4"/>
        <chart:plot-area chart:style-name="ch5" table:cell-range-address="'Performance Comparison - Sequential and Parallel with Outer Loops'.A45:'Performance Comparison - Sequential and Parallel with Outer Loops'.S53" chart:data-source-has-labels="both" svg:x="1.762cm" svg:y="2.864cm" svg:width="32.435cm" svg:height="16.857cm">
          <chartooo:coordinate-region svg:x="3.045cm" svg:y="3.063cm" svg:width="31.152cm" svg:height="15.613cm"/>
          <chart:axis chart:dimension="x" chart:name="primary-x" chart:style-name="ch6" chartooo:axis-type="auto">
            <chartooo:date-scale/>
            <chart:title svg:x="14.601cm" svg:y="20.143cm" chart:style-name="ch7">
              <text:p>Sequential/Parallel Configurations and Clocks</text:p>
            </chart:title>
            <chart:categories table:cell-range-address="'Performance Comparison - Sequential and Parallel with Outer Loops'.B45:'Performance Comparison - Sequential and Parallel with Outer Loops'.S46"/>
            <chart:grid chart:style-name="ch8" chart:class="major"/>
          </chart:axis>
          <chart:axis chart:dimension="y" chart:name="primary-y" chart:style-name="ch9">
            <chart:title svg:x="0.451cm" svg:y="13.32cm" chart:style-name="ch10">
              <text:p>Execution Times (Seconds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'Performance Comparison - Sequential and Parallel with Outer Loops'.B47:'Performance Comparison - Sequential and Parallel with Outer Loops'.S47" chart:label-cell-address="'Performance Comparison - Sequential and Parallel with Outer Loops'.A47:'Performance Comparison - Sequential and Parallel with Outer Loops'.A47" chart:class="chart:bar">
            <chart:data-point chart:repeated="18"/>
          </chart:series>
          <chart:series chart:style-name="ch13" chart:values-cell-range-address="'Performance Comparison - Sequential and Parallel with Outer Loops'.B48:'Performance Comparison - Sequential and Parallel with Outer Loops'.S48" chart:label-cell-address="'Performance Comparison - Sequential and Parallel with Outer Loops'.A48:'Performance Comparison - Sequential and Parallel with Outer Loops'.A48" chart:class="chart:bar">
            <chart:data-point chart:repeated="18"/>
          </chart:series>
          <chart:series chart:style-name="ch14" chart:values-cell-range-address="'Performance Comparison - Sequential and Parallel with Outer Loops'.B49:'Performance Comparison - Sequential and Parallel with Outer Loops'.S49" chart:label-cell-address="'Performance Comparison - Sequential and Parallel with Outer Loops'.A49:'Performance Comparison - Sequential and Parallel with Outer Loops'.A49" chart:class="chart:bar">
            <chart:data-point chart:repeated="18"/>
          </chart:series>
          <chart:series chart:style-name="ch15" chart:values-cell-range-address="'Performance Comparison - Sequential and Parallel with Outer Loops'.B50:'Performance Comparison - Sequential and Parallel with Outer Loops'.S50" chart:label-cell-address="'Performance Comparison - Sequential and Parallel with Outer Loops'.A50:'Performance Comparison - Sequential and Parallel with Outer Loops'.A50" chart:class="chart:bar">
            <chart:data-point chart:repeated="18"/>
          </chart:series>
          <chart:series chart:style-name="ch16" chart:values-cell-range-address="'Performance Comparison - Sequential and Parallel with Outer Loops'.B51:'Performance Comparison - Sequential and Parallel with Outer Loops'.S51" chart:label-cell-address="'Performance Comparison - Sequential and Parallel with Outer Loops'.A51:'Performance Comparison - Sequential and Parallel with Outer Loops'.A51" chart:class="chart:bar">
            <chart:data-point chart:repeated="18"/>
          </chart:series>
          <chart:series chart:style-name="ch17" chart:values-cell-range-address="'Performance Comparison - Sequential and Parallel with Outer Loops'.B52:'Performance Comparison - Sequential and Parallel with Outer Loops'.S52" chart:label-cell-address="'Performance Comparison - Sequential and Parallel with Outer Loops'.A52:'Performance Comparison - Sequential and Parallel with Outer Loops'.A52" chart:class="chart:bar">
            <chart:data-point chart:repeated="18"/>
          </chart:series>
          <chart:series chart:style-name="ch18" chart:values-cell-range-address="'Performance Comparison - Sequential and Parallel with Outer Loops'.B53:'Performance Comparison - Sequential and Parallel with Outer Loops'.S53" chart:label-cell-address="'Performance Comparison - Sequential and Parallel with Outer Loops'.A53:'Performance Comparison - Sequential and Parallel with Outer Loops'.A53" chart:class="chart:bar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Outer Loops'.B45:'Performance Comparison - Sequential and Parallel with Outer Loops'.S46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 Thread Real</text:p>
                <text:list>
                  <text:list-item>
                    <text:p>1 Thread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 Thread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 Thread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Outer Loops'.A47:'Performance Comparison - Sequential and Parallel with Outer Loops'.A4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B47:'Performance Comparison - Sequential and Parallel with Outer Loops'.S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Outer Loops'.A48:'Performance Comparison - Sequential and Parallel with Outer Loops'.A48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B48:'Performance Comparison - Sequential and Parallel with Outer Loops'.S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Outer Loops'.A49:'Performance Comparison - Sequential and Parallel with Outer Loops'.A49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B49:'Performance Comparison - Sequential and Parallel with Outer Loops'.S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Outer Loops'.A50:'Performance Comparison - Sequential and Parallel with Outer Loops'.A50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B50:'Performance Comparison - Sequential and Parallel with Outer Loops'.S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Outer Loops'.A51:'Performance Comparison - Sequential and Parallel with Outer Loops'.A51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B51:'Performance Comparison - Sequential and Parallel with Outer Loops'.S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Outer Loops'.A52:'Performance Comparison - Sequential and Parallel with Outer Loops'.A52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B52:'Performance Comparison - Sequential and Parallel with Outer Loops'.S5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Outer Loops'.A53:'Performance Comparison - Sequential and Parallel with Outer Loops'.A53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B53:'Performance Comparison - Sequential and Parallel with Outer Loops'.S5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 style:data-style-name="N12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2" style:family="chart" style:data-style-name="N121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121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37.589cm" svg:height="21.143cm" xlink:href=".." xlink:type="simple" chart:class="chart:line" chart:style-name="ch1">
        <chart:title svg:x="12.916cm" svg:y="0.558cm" chart:style-name="ch2">
          <text:p>Pi Approximation (Monte Carlo Method) - OpenMP Version</text:p>
        </chart:title>
        <chart:subtitle svg:x="15.39cm" svg:y="1.759cm" chart:style-name="ch3">
          <text:p>Speedups Achieved in Percentage (%)</text:p>
        </chart:subtitle>
        <chart:legend chart:legend-position="end" svg:x="33.229cm" svg:y="7.533cm" style:legend-expansion="high" chart:style-name="ch4"/>
        <chart:plot-area chart:style-name="ch5" table:cell-range-address="'Performance Comparison - Sequential and Parallel with Outer Loops'.A59:'Performance Comparison - Sequential and Parallel with Outer Loops'.M67" chart:data-source-has-labels="both" svg:x="1.762cm" svg:y="2.864cm" svg:width="30.716cm" svg:height="16.876cm">
          <chartooo:coordinate-region svg:x="2.86cm" svg:y="3.063cm" svg:width="28.505cm" svg:height="16.03cm"/>
          <chart:axis chart:dimension="x" chart:name="primary-x" chart:style-name="ch6" chartooo:axis-type="auto">
            <chartooo:date-scale/>
            <chart:title svg:x="15.819cm" svg:y="20.162cm" chart:style-name="ch7">
              <text:p>Number of Points</text:p>
            </chart:title>
            <chart:categories table:cell-range-address="'Performance Comparison - Sequential and Parallel with Outer Loops'.A61:'Performance Comparison - Sequential and Parallel with Outer Loops'.A67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2.391cm" chart:style-name="ch11">
              <text:p>Speedups (%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Outer Loops'.B61:'Performance Comparison - Sequential and Parallel with Outer Loops'.B67" chart:label-cell-address="'Performance Comparison - Sequential and Parallel with Outer Loops'.B59:'Performance Comparison - Sequential and Parallel with Outer Loops'.B60" chart:class="chart:line">
            <chart:data-point chart:repeated="7"/>
          </chart:series>
          <chart:series chart:style-name="ch13" chart:values-cell-range-address="'Performance Comparison - Sequential and Parallel with Outer Loops'.C61:'Performance Comparison - Sequential and Parallel with Outer Loops'.C67" chart:label-cell-address="'Performance Comparison - Sequential and Parallel with Outer Loops'.C59:'Performance Comparison - Sequential and Parallel with Outer Loops'.C60" chart:class="chart:line">
            <chart:data-point chart:repeated="7"/>
          </chart:series>
          <chart:series chart:style-name="ch14" chart:values-cell-range-address="'Performance Comparison - Sequential and Parallel with Outer Loops'.D61:'Performance Comparison - Sequential and Parallel with Outer Loops'.D67" chart:label-cell-address="'Performance Comparison - Sequential and Parallel with Outer Loops'.D59:'Performance Comparison - Sequential and Parallel with Outer Loops'.D60" chart:class="chart:line">
            <chart:data-point chart:repeated="7"/>
          </chart:series>
          <chart:series chart:style-name="ch15" chart:values-cell-range-address="'Performance Comparison - Sequential and Parallel with Outer Loops'.E61:'Performance Comparison - Sequential and Parallel with Outer Loops'.E67" chart:label-cell-address="'Performance Comparison - Sequential and Parallel with Outer Loops'.E59:'Performance Comparison - Sequential and Parallel with Outer Loops'.E60" chart:class="chart:line">
            <chart:data-point chart:repeated="7"/>
          </chart:series>
          <chart:series chart:style-name="ch16" chart:values-cell-range-address="'Performance Comparison - Sequential and Parallel with Outer Loops'.F61:'Performance Comparison - Sequential and Parallel with Outer Loops'.F67" chart:label-cell-address="'Performance Comparison - Sequential and Parallel with Outer Loops'.F59:'Performance Comparison - Sequential and Parallel with Outer Loops'.F60" chart:class="chart:line">
            <chart:data-point chart:repeated="7"/>
          </chart:series>
          <chart:series chart:style-name="ch17" chart:values-cell-range-address="'Performance Comparison - Sequential and Parallel with Outer Loops'.G61:'Performance Comparison - Sequential and Parallel with Outer Loops'.G67" chart:label-cell-address="'Performance Comparison - Sequential and Parallel with Outer Loops'.G59:'Performance Comparison - Sequential and Parallel with Outer Loops'.G60" chart:class="chart:line">
            <chart:data-point chart:repeated="7"/>
          </chart:series>
          <chart:series chart:style-name="ch18" chart:values-cell-range-address="'Performance Comparison - Sequential and Parallel with Outer Loops'.H61:'Performance Comparison - Sequential and Parallel with Outer Loops'.H67" chart:label-cell-address="'Performance Comparison - Sequential and Parallel with Outer Loops'.H59:'Performance Comparison - Sequential and Parallel with Outer Loops'.H60" chart:class="chart:line">
            <chart:data-point chart:repeated="7"/>
          </chart:series>
          <chart:series chart:style-name="ch19" chart:values-cell-range-address="'Performance Comparison - Sequential and Parallel with Outer Loops'.I61:'Performance Comparison - Sequential and Parallel with Outer Loops'.I67" chart:label-cell-address="'Performance Comparison - Sequential and Parallel with Outer Loops'.I59:'Performance Comparison - Sequential and Parallel with Outer Loops'.I60" chart:class="chart:line">
            <chart:data-point chart:repeated="7"/>
          </chart:series>
          <chart:series chart:style-name="ch20" chart:values-cell-range-address="'Performance Comparison - Sequential and Parallel with Outer Loops'.J61:'Performance Comparison - Sequential and Parallel with Outer Loops'.J67" chart:label-cell-address="'Performance Comparison - Sequential and Parallel with Outer Loops'.J59:'Performance Comparison - Sequential and Parallel with Outer Loops'.J60" chart:class="chart:line">
            <chart:data-point chart:repeated="7"/>
          </chart:series>
          <chart:series chart:style-name="ch21" chart:values-cell-range-address="'Performance Comparison - Sequential and Parallel with Outer Loops'.K61:'Performance Comparison - Sequential and Parallel with Outer Loops'.K67" chart:label-cell-address="'Performance Comparison - Sequential and Parallel with Outer Loops'.K59:'Performance Comparison - Sequential and Parallel with Outer Loops'.K60" chart:class="chart:line">
            <chart:data-point chart:repeated="7"/>
          </chart:series>
          <chart:series chart:style-name="ch22" chart:values-cell-range-address="'Performance Comparison - Sequential and Parallel with Outer Loops'.L61:'Performance Comparison - Sequential and Parallel with Outer Loops'.L67" chart:label-cell-address="'Performance Comparison - Sequential and Parallel with Outer Loops'.L59:'Performance Comparison - Sequential and Parallel with Outer Loops'.L60" chart:class="chart:line">
            <chart:data-point chart:repeated="7"/>
          </chart:series>
          <chart:series chart:style-name="ch23" chart:values-cell-range-address="'Performance Comparison - Sequential and Parallel with Outer Loops'.M61:'Performance Comparison - Sequential and Parallel with Outer Loops'.M67" chart:label-cell-address="'Performance Comparison - Sequential and Parallel with Outer Loops'.M59:'Performance Comparison - Sequential and Parallel with Outer Loops'.M60" chart:class="chart:line">
            <chart:data-point chart:repeated="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Outer Loops'.B59:'Performance Comparison - Sequential and Parallel with Outer Loops'.B60</svg:desc>
                </draw:g>
              </table:table-cell>
              <table:table-cell office:value-type="string">
                <text:p>2 Threads User</text:p>
                <text:list>
                  <text:list-item>
                    <text:p>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Outer Loops'.C59:'Performance Comparison - Sequential and Parallel with Outer Loops'.C60</svg:desc>
                </draw:g>
              </table:table-cell>
              <table:table-cell office:value-type="string">
                <text:p>2 Threads System</text:p>
                <text:list>
                  <text:list-item>
                    <text:p>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Outer Loops'.D59:'Performance Comparison - Sequential and Parallel with Outer Loops'.D60</svg:desc>
                </draw:g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Outer Loops'.E59:'Performance Comparison - Sequential and Parallel with Outer Loops'.E60</svg:desc>
                </draw:g>
              </table:table-cell>
              <table:table-cell office:value-type="string">
                <text:p>4 Threads User</text:p>
                <text:list>
                  <text:list-item>
                    <text:p>4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Outer Loops'.F59:'Performance Comparison - Sequential and Parallel with Outer Loops'.F60</svg:desc>
                </draw:g>
              </table:table-cell>
              <table:table-cell office:value-type="string">
                <text:p>4 Threads System</text:p>
                <text:list>
                  <text:list-item>
                    <text:p>4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Outer Loops'.G59:'Performance Comparison - Sequential and Parallel with Outer Loops'.G60</svg:desc>
                </draw:g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Outer Loops'.H59:'Performance Comparison - Sequential and Parallel with Outer Loops'.H60</svg:desc>
                </draw:g>
              </table:table-cell>
              <table:table-cell office:value-type="string">
                <text:p>8 Threads User</text:p>
                <text:list>
                  <text:list-item>
                    <text:p>8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Outer Loops'.I59:'Performance Comparison - Sequential and Parallel with Outer Loops'.I60</svg:desc>
                </draw:g>
              </table:table-cell>
              <table:table-cell office:value-type="string">
                <text:p>8 Threads System</text:p>
                <text:list>
                  <text:list-item>
                    <text:p>8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Outer Loops'.J59:'Performance Comparison - Sequential and Parallel with Outer Loops'.J60</svg:desc>
                </draw:g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Outer Loops'.K59:'Performance Comparison - Sequential and Parallel with Outer Loops'.K60</svg:desc>
                </draw:g>
              </table:table-cell>
              <table:table-cell office:value-type="string">
                <text:p>12 Threads User</text:p>
                <text:list>
                  <text:list-item>
                    <text:p>1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Outer Loops'.L59:'Performance Comparison - Sequential and Parallel with Outer Loops'.L60</svg:desc>
                </draw:g>
              </table:table-cell>
              <table:table-cell office:value-type="string">
                <text:p>12 Threads System</text:p>
                <text:list>
                  <text:list-item>
                    <text:p>1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Outer Loops'.M59:'Performance Comparison - Sequential and Parallel with Outer Loops'.M6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Outer Loops'.A61:'Performance Comparison - Sequential and Parallel with Outer Loops'.A6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B61:'Performance Comparison - Sequential and Parallel with Outer Loops'.B6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C61:'Performance Comparison - Sequential and Parallel with Outer Loops'.C6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D61:'Performance Comparison - Sequential and Parallel with Outer Loops'.D6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E61:'Performance Comparison - Sequential and Parallel with Outer Loops'.E6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F61:'Performance Comparison - Sequential and Parallel with Outer Loops'.F6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G61:'Performance Comparison - Sequential and Parallel with Outer Loops'.G6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H61:'Performance Comparison - Sequential and Parallel with Outer Loops'.H6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I61:'Performance Comparison - Sequential and Parallel with Outer Loops'.I6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J61:'Performance Comparison - Sequential and Parallel with Outer Loops'.J6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K61:'Performance Comparison - Sequential and Parallel with Outer Loops'.K6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L61:'Performance Comparison - Sequential and Parallel with Outer Loops'.L6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M61:'Performance Comparison - Sequential and Parallel with Outer Loops'.M67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5.831cm" svg:height="14.529cm" xlink:href=".." xlink:type="simple" chart:class="chart:area" chart:style-name="ch1">
        <chart:title svg:x="7.037cm" svg:y="0.426cm" chart:style-name="ch2">
          <text:p>Pi Approximation (Monte Carlo Method) - OpenMP Version</text:p>
        </chart:title>
        <chart:subtitle svg:x="8.558cm" svg:y="1.495cm" chart:style-name="ch3">
          <text:p>Execution Times in Seconds (Standard Deviation)</text:p>
        </chart:subtitle>
        <chart:legend chart:legend-position="end" svg:x="23.224cm" svg:y="5.471cm" style:legend-expansion="high" chart:style-name="ch4"/>
        <chart:plot-area chart:style-name="ch5" table:cell-range-address="'Performance Comparison - Sequential and Parallel with Outer Loops'.V3:'Performance Comparison - Sequential and Parallel with Outer Loops'.AN11" chart:data-source-has-labels="both" svg:x="1.527cm" svg:y="2.468cm" svg:width="21.181cm" svg:height="10.79cm">
          <chartooo:coordinate-region svg:x="2.625cm" svg:y="2.468cm" svg:width="20.083cm" svg:height="8.751cm"/>
          <chart:axis chart:dimension="x" chart:name="primary-x" chart:style-name="ch6" chartooo:axis-type="auto">
            <chartooo:date-scale/>
            <chart:title svg:x="8.739cm" svg:y="13.548cm" chart:style-name="ch7">
              <text:p>Sequential/Parallel Configurations and Clocks</text:p>
            </chart:title>
            <chart:categories table:cell-range-address="'Performance Comparison - Sequential and Parallel with Outer Loops'.W3:'Performance Comparison - Sequential and Parallel with Outer Loops'.AN4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1.492cm" chart:style-name="ch11">
              <text:p>Execution Times in Seconds (Standard Deviation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Outer Loops'.W5:'Performance Comparison - Sequential and Parallel with Outer Loops'.AN5" chart:label-cell-address="'Performance Comparison - Sequential and Parallel with Outer Loops'.V5:'Performance Comparison - Sequential and Parallel with Outer Loops'.V5" chart:class="chart:area">
            <chart:data-point chart:repeated="18"/>
          </chart:series>
          <chart:series chart:style-name="ch13" chart:values-cell-range-address="'Performance Comparison - Sequential and Parallel with Outer Loops'.W6:'Performance Comparison - Sequential and Parallel with Outer Loops'.AN6" chart:label-cell-address="'Performance Comparison - Sequential and Parallel with Outer Loops'.V6:'Performance Comparison - Sequential and Parallel with Outer Loops'.V6" chart:class="chart:area">
            <chart:data-point chart:repeated="18"/>
          </chart:series>
          <chart:series chart:style-name="ch14" chart:values-cell-range-address="'Performance Comparison - Sequential and Parallel with Outer Loops'.W7:'Performance Comparison - Sequential and Parallel with Outer Loops'.AN7" chart:label-cell-address="'Performance Comparison - Sequential and Parallel with Outer Loops'.V7:'Performance Comparison - Sequential and Parallel with Outer Loops'.V7" chart:class="chart:area">
            <chart:data-point chart:repeated="18"/>
          </chart:series>
          <chart:series chart:style-name="ch15" chart:values-cell-range-address="'Performance Comparison - Sequential and Parallel with Outer Loops'.W8:'Performance Comparison - Sequential and Parallel with Outer Loops'.AN8" chart:label-cell-address="'Performance Comparison - Sequential and Parallel with Outer Loops'.V8:'Performance Comparison - Sequential and Parallel with Outer Loops'.V8" chart:class="chart:area">
            <chart:data-point chart:repeated="18"/>
          </chart:series>
          <chart:series chart:style-name="ch16" chart:values-cell-range-address="'Performance Comparison - Sequential and Parallel with Outer Loops'.W9:'Performance Comparison - Sequential and Parallel with Outer Loops'.AN9" chart:label-cell-address="'Performance Comparison - Sequential and Parallel with Outer Loops'.V9:'Performance Comparison - Sequential and Parallel with Outer Loops'.V9" chart:class="chart:area">
            <chart:data-point chart:repeated="18"/>
          </chart:series>
          <chart:series chart:style-name="ch17" chart:values-cell-range-address="'Performance Comparison - Sequential and Parallel with Outer Loops'.W10:'Performance Comparison - Sequential and Parallel with Outer Loops'.AN10" chart:label-cell-address="'Performance Comparison - Sequential and Parallel with Outer Loops'.V10:'Performance Comparison - Sequential and Parallel with Outer Loops'.V10" chart:class="chart:area">
            <chart:data-point chart:repeated="18"/>
          </chart:series>
          <chart:series chart:style-name="ch18" chart:values-cell-range-address="'Performance Comparison - Sequential and Parallel with Outer Loops'.W11:'Performance Comparison - Sequential and Parallel with Outer Loops'.AN11" chart:label-cell-address="'Performance Comparison - Sequential and Parallel with Outer Loops'.V11:'Performance Comparison - Sequential and Parallel with Outer Loops'.V11" chart:class="chart:area">
            <chart:data-point chart:repeated="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Outer Loops'.W3:'Performance Comparison - Sequential and Parallel with Outer Loops'.AN4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 Thread Real</text:p>
                <text:list>
                  <text:list-item>
                    <text:p>1 Thread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 Thread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 Thread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Outer Loops'.V5:'Performance Comparison - Sequential and Parallel with Outer Loops'.V5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5:'Performance Comparison - Sequential and Parallel with Outer Loops'.AN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Outer Loops'.V6:'Performance Comparison - Sequential and Parallel with Outer Loops'.V6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6:'Performance Comparison - Sequential and Parallel with Outer Loops'.AN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Outer Loops'.V7:'Performance Comparison - Sequential and Parallel with Outer Loops'.V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7:'Performance Comparison - Sequential and Parallel with Outer Loops'.AN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Outer Loops'.V8:'Performance Comparison - Sequential and Parallel with Outer Loops'.V8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8:'Performance Comparison - Sequential and Parallel with Outer Loops'.AN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Outer Loops'.V9:'Performance Comparison - Sequential and Parallel with Outer Loops'.V9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9:'Performance Comparison - Sequential and Parallel with Outer Loops'.AN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Outer Loops'.V10:'Performance Comparison - Sequential and Parallel with Outer Loops'.V10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10:'Performance Comparison - Sequential and Parallel with Outer Loops'.AN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Outer Loops'.V11:'Performance Comparison - Sequential and Parallel with Outer Loops'.V11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11:'Performance Comparison - Sequential and Parallel with Outer Loops'.AN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346cm" svg:height="21.614cm" xlink:href=".." xlink:type="simple" chart:class="chart:line" chart:style-name="ch1">
        <chart:title svg:x="9.795cm" svg:y="0.568cm" chart:style-name="ch2">
          <text:p>Pi Approximation (Monte Carlo Method) - OpenMP Version</text:p>
        </chart:title>
        <chart:subtitle svg:x="12.269cm" svg:y="1.779cm" chart:style-name="ch3">
          <text:p>Speedups Achieved in Percentage (%)</text:p>
        </chart:subtitle>
        <chart:legend chart:legend-position="end" svg:x="28.282cm" svg:y="9.761cm" style:legend-expansion="high" chart:style-name="ch4"/>
        <chart:plot-area chart:style-name="ch5" table:cell-range-address="'Performance Comparison - Sequential and Parallel with Outer Loops'.V59:'Performance Comparison - Sequential and Parallel with Outer Loops'.Z66" chart:data-source-has-labels="both" svg:x="1.637cm" svg:y="2.894cm" svg:width="26.019cm" svg:height="17.307cm">
          <chartooo:coordinate-region svg:x="2.735cm" svg:y="3.093cm" svg:width="23.808cm" svg:height="16.461cm"/>
          <chart:axis chart:dimension="x" chart:name="primary-x" chart:style-name="ch6" chartooo:axis-type="auto">
            <chartooo:date-scale/>
            <chart:title svg:x="13.345cm" svg:y="20.633cm" chart:style-name="ch7">
              <text:p>Number of Points</text:p>
            </chart:title>
            <chart:categories table:cell-range-address="'Performance Comparison - Sequential and Parallel with Outer Loops'.V60:'Performance Comparison - Sequential and Parallel with Outer Loops'.V66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2.636cm" chart:style-name="ch11">
              <text:p>Speedups (%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Outer Loops'.W60:'Performance Comparison - Sequential and Parallel with Outer Loops'.W66" chart:label-cell-address="'Performance Comparison - Sequential and Parallel with Outer Loops'.W59:'Performance Comparison - Sequential and Parallel with Outer Loops'.W59" chart:class="chart:line">
            <chart:data-point chart:repeated="7"/>
          </chart:series>
          <chart:series chart:style-name="ch13" chart:values-cell-range-address="'Performance Comparison - Sequential and Parallel with Outer Loops'.X60:'Performance Comparison - Sequential and Parallel with Outer Loops'.X66" chart:label-cell-address="'Performance Comparison - Sequential and Parallel with Outer Loops'.X59:'Performance Comparison - Sequential and Parallel with Outer Loops'.X59" chart:class="chart:line">
            <chart:data-point chart:repeated="7"/>
          </chart:series>
          <chart:series chart:style-name="ch14" chart:values-cell-range-address="'Performance Comparison - Sequential and Parallel with Outer Loops'.Y60:'Performance Comparison - Sequential and Parallel with Outer Loops'.Y66" chart:label-cell-address="'Performance Comparison - Sequential and Parallel with Outer Loops'.Y59:'Performance Comparison - Sequential and Parallel with Outer Loops'.Y59" chart:class="chart:line">
            <chart:data-point chart:repeated="7"/>
          </chart:series>
          <chart:series chart:style-name="ch15" chart:values-cell-range-address="'Performance Comparison - Sequential and Parallel with Outer Loops'.Z60:'Performance Comparison - Sequential and Parallel with Outer Loops'.Z66" chart:label-cell-address="'Performance Comparison - Sequential and Parallel with Outer Loops'.Z59:'Performance Comparison - Sequential and Parallel with Outer Loops'.Z59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</text:p>
                <draw:g>
                  <svg:desc>'Performance Comparison - Sequential and Parallel with Outer Loops'.W59:'Performance Comparison - Sequential and Parallel with Outer Loops'.W59</svg:desc>
                </draw:g>
              </table:table-cell>
              <table:table-cell office:value-type="string">
                <text:p>4 Threads</text:p>
                <draw:g>
                  <svg:desc>'Performance Comparison - Sequential and Parallel with Outer Loops'.X59:'Performance Comparison - Sequential and Parallel with Outer Loops'.X59</svg:desc>
                </draw:g>
              </table:table-cell>
              <table:table-cell office:value-type="string">
                <text:p>8 Threads</text:p>
                <draw:g>
                  <svg:desc>'Performance Comparison - Sequential and Parallel with Outer Loops'.Y59:'Performance Comparison - Sequential and Parallel with Outer Loops'.Y59</svg:desc>
                </draw:g>
              </table:table-cell>
              <table:table-cell office:value-type="string">
                <text:p>12 Threads</text:p>
                <draw:g>
                  <svg:desc>'Performance Comparison - Sequential and Parallel with Outer Loops'.Z59:'Performance Comparison - Sequential and Parallel with Outer Loops'.Z59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Outer Loops'.V60:'Performance Comparison - Sequential and Parallel with Outer Loops'.V66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60:'Performance Comparison - Sequential and Parallel with Outer Loops'.W66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X60:'Performance Comparison - Sequential and Parallel with Outer Loops'.X66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Y60:'Performance Comparison - Sequential and Parallel with Outer Loops'.Y66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Z60:'Performance Comparison - Sequential and Parallel with Outer Loops'.Z6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12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2.215cm" svg:height="21.1cm" xlink:href=".." xlink:type="simple" chart:class="chart:bar" chart:style-name="ch1">
        <chart:title svg:x="10.229cm" svg:y="0.558cm" chart:style-name="ch2">
          <text:p>Pi Approximation (Monte Carlo Method) - OpenMP Version</text:p>
        </chart:title>
        <chart:subtitle svg:x="13.576cm" svg:y="1.759cm" chart:style-name="ch3">
          <text:p>Execution Times in Seconds</text:p>
        </chart:subtitle>
        <chart:legend chart:legend-position="end" svg:x="29.608cm" svg:y="8.757cm" style:legend-expansion="high" chart:style-name="ch4"/>
        <chart:plot-area chart:style-name="ch5" table:cell-range-address="'Performance Comparison - Sequential and Parallel with Outer Loops'.V46:'Performance Comparison - Sequential and Parallel with Outer Loops'.AB53" chart:data-source-has-labels="both" svg:x="1.655cm" svg:y="2.864cm" svg:width="27.309cm" svg:height="16.833cm">
          <chartooo:coordinate-region svg:x="2.938cm" svg:y="3.063cm" svg:width="26.026cm" svg:height="15.987cm"/>
          <chart:axis chart:dimension="x" chart:name="primary-x" chart:style-name="ch6" chartooo:axis-type="auto">
            <chartooo:date-scale/>
            <chart:title svg:x="11.931cm" svg:y="20.119cm" chart:style-name="ch7">
              <text:p>Sequential/Parallel Configurations and Clocks</text:p>
            </chart:title>
            <chart:categories table:cell-range-address="'Performance Comparison - Sequential and Parallel with Outer Loops'.W46:'Performance Comparison - Sequential and Parallel with Outer Loops'.AB46"/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13.308cm" chart:style-name="ch11">
              <text:p>Execution Times (Seconds)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Performance Comparison - Sequential and Parallel with Outer Loops'.W47:'Performance Comparison - Sequential and Parallel with Outer Loops'.AB47" chart:label-cell-address="'Performance Comparison - Sequential and Parallel with Outer Loops'.V47:'Performance Comparison - Sequential and Parallel with Outer Loops'.V47" chart:class="chart:bar">
            <chart:data-point chart:repeated="6"/>
          </chart:series>
          <chart:series chart:style-name="ch13" chart:values-cell-range-address="'Performance Comparison - Sequential and Parallel with Outer Loops'.W48:'Performance Comparison - Sequential and Parallel with Outer Loops'.AB48" chart:label-cell-address="'Performance Comparison - Sequential and Parallel with Outer Loops'.V48:'Performance Comparison - Sequential and Parallel with Outer Loops'.V48" chart:class="chart:bar">
            <chart:data-point chart:repeated="6"/>
          </chart:series>
          <chart:series chart:style-name="ch14" chart:values-cell-range-address="'Performance Comparison - Sequential and Parallel with Outer Loops'.W49:'Performance Comparison - Sequential and Parallel with Outer Loops'.AB49" chart:label-cell-address="'Performance Comparison - Sequential and Parallel with Outer Loops'.V49:'Performance Comparison - Sequential and Parallel with Outer Loops'.V49" chart:class="chart:bar">
            <chart:data-point chart:repeated="6"/>
          </chart:series>
          <chart:series chart:style-name="ch15" chart:values-cell-range-address="'Performance Comparison - Sequential and Parallel with Outer Loops'.W50:'Performance Comparison - Sequential and Parallel with Outer Loops'.AB50" chart:label-cell-address="'Performance Comparison - Sequential and Parallel with Outer Loops'.V50:'Performance Comparison - Sequential and Parallel with Outer Loops'.V50" chart:class="chart:bar">
            <chart:data-point chart:repeated="6"/>
          </chart:series>
          <chart:series chart:style-name="ch16" chart:values-cell-range-address="'Performance Comparison - Sequential and Parallel with Outer Loops'.W51:'Performance Comparison - Sequential and Parallel with Outer Loops'.AB51" chart:label-cell-address="'Performance Comparison - Sequential and Parallel with Outer Loops'.V51:'Performance Comparison - Sequential and Parallel with Outer Loops'.V51" chart:class="chart:bar">
            <chart:data-point chart:repeated="6"/>
          </chart:series>
          <chart:series chart:style-name="ch17" chart:values-cell-range-address="'Performance Comparison - Sequential and Parallel with Outer Loops'.W52:'Performance Comparison - Sequential and Parallel with Outer Loops'.AB52" chart:label-cell-address="'Performance Comparison - Sequential and Parallel with Outer Loops'.V52:'Performance Comparison - Sequential and Parallel with Outer Loops'.V52" chart:class="chart:bar">
            <chart:data-point chart:repeated="6"/>
          </chart:series>
          <chart:series chart:style-name="ch18" chart:values-cell-range-address="'Performance Comparison - Sequential and Parallel with Outer Loops'.W53:'Performance Comparison - Sequential and Parallel with Outer Loops'.AB53" chart:label-cell-address="'Performance Comparison - Sequential and Parallel with Outer Loops'.V53:'Performance Comparison - Sequential and Parallel with Outer Loops'.V53" chart:class="chart:ba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'Performance Comparison - Sequential and Parallel with Outer Loops'.W46:'Performance Comparison - Sequential and Parallel with Outer Loops'.AB46</svg:desc>
                </draw:g>
              </table:table-cell>
              <table:table-cell office:value-type="string">
                <text:p>1 Thread</text:p>
              </table:table-cell>
              <table:table-cell office:value-type="string">
                <text:p>2 Threads</text:p>
              </table:table-cell>
              <table:table-cell office:value-type="string">
                <text:p>4 Threads</text:p>
              </table:table-cell>
              <table:table-cell office:value-type="string">
                <text:p>8 Threads</text:p>
              </table:table-cell>
              <table:table-cell office:value-type="string">
                <text:p>12 Threads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Outer Loops'.V47:'Performance Comparison - Sequential and Parallel with Outer Loops'.V47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47:'Performance Comparison - Sequential and Parallel with Outer Loops'.AB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Outer Loops'.V48:'Performance Comparison - Sequential and Parallel with Outer Loops'.V48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48:'Performance Comparison - Sequential and Parallel with Outer Loops'.AB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Outer Loops'.V49:'Performance Comparison - Sequential and Parallel with Outer Loops'.V49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49:'Performance Comparison - Sequential and Parallel with Outer Loops'.AB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Outer Loops'.V50:'Performance Comparison - Sequential and Parallel with Outer Loops'.V50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50:'Performance Comparison - Sequential and Parallel with Outer Loops'.AB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Outer Loops'.V51:'Performance Comparison - Sequential and Parallel with Outer Loops'.V51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51:'Performance Comparison - Sequential and Parallel with Outer Loops'.AB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Outer Loops'.V52:'Performance Comparison - Sequential and Parallel with Outer Loops'.V52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52:'Performance Comparison - Sequential and Parallel with Outer Loops'.AB5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Outer Loops'.V53:'Performance Comparison - Sequential and Parallel with Outer Loops'.V53</svg:desc>
                </draw:g>
              </table:table-cell>
              <table:table-cell office:value-type="float" office:value="NaN">
                <text:p>NaN</text:p>
                <draw:g>
                  <svg:desc>'Performance Comparison - Sequential and Parallel with Outer Loops'.W53:'Performance Comparison - Sequential and Parallel with Outer Loops'.AB5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